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0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T2_169" style:family="text"/>
    <style:style style:name="T2_170" style:family="text"/>
    <style:style style:name="T2_171" style:family="text"/>
    <style:style style:name="T2_172" style:family="text"/>
    <style:style style:name="T2_173" style:family="text"/>
    <style:style style:name="T2_174" style:family="text"/>
    <style:style style:name="T2_175" style:family="text"/>
    <style:style style:name="T2_176" style:family="text"/>
    <style:style style:name="T2_177" style:family="text"/>
    <style:style style:name="T2_178" style:family="text"/>
    <style:style style:name="T2_179" style:family="text"/>
    <style:style style:name="T2_180" style:family="text"/>
    <style:style style:name="T2_181" style:family="text"/>
    <style:style style:name="T2_182" style:family="text"/>
    <style:style style:name="T2_183" style:family="text"/>
    <style:style style:name="T2_184" style:family="text"/>
    <style:style style:name="T2_185" style:family="text"/>
    <style:style style:name="T2_186" style:family="text"/>
    <style:style style:name="T2_187" style:family="text"/>
    <style:style style:name="T2_188" style:family="text"/>
    <style:style style:name="T2_189" style:family="text"/>
    <style:style style:name="T2_190" style:family="text"/>
    <style:style style:name="T2_191" style:family="text"/>
    <style:style style:name="T2_192" style:family="text"/>
    <style:style style:name="T2_193" style:family="text"/>
    <style:style style:name="T2_194" style:family="text"/>
    <style:style style:name="T2_195" style:family="text"/>
    <style:style style:name="T2_196" style:family="text"/>
    <style:style style:name="T2_197" style:family="text"/>
    <style:style style:name="T2_198" style:family="text"/>
    <style:style style:name="T2_199" style:family="text"/>
    <style:style style:name="T2_200" style:family="text"/>
    <style:style style:name="T2_201" style:family="text"/>
    <style:style style:name="T2_202" style:family="text"/>
    <style:style style:name="T2_203" style:family="text"/>
    <style:style style:name="T2_204" style:family="text"/>
    <style:style style:name="T2_205" style:family="text"/>
    <style:style style:name="T2_206" style:family="text"/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P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8" style:family="paragraph" style:parent-style-name="Standard">
      <style:paragraph-properties fo:break-before="auto" style:writing-mode="lr-tb"/>
    </style:style>
    <style:style style:name="T8_1" style:family="text"/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_1" style:family="text"/>
    <style:style style:name="T9_2" style:family="text"/>
    <style:style style:name="P10" style:family="paragraph" style:parent-style-name="Standard">
      <style:paragraph-properties fo:break-before="auto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P11" style:family="paragraph" style:parent-style-name="Standard">
      <style:paragraph-properties fo:break-before="auto" style:writing-mode="lr-tb"/>
    </style:style>
    <style:style style:name="P12" style:family="paragraph" style:parent-style-name="Standard">
      <style:paragraph-properties fo:break-before="auto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P13" style:family="paragraph" style:parent-style-name="Standard">
      <style:paragraph-properties fo:break-before="auto" style:writing-mode="lr-tb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P15" style:family="paragraph" style:parent-style-name="Standard">
      <style:paragraph-properties fo:break-before="auto" style:writing-mode="lr-tb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T18_130" style:family="text"/>
    <style:style style:name="T18_131" style:family="text"/>
    <style:style style:name="T18_132" style:family="text"/>
    <style:style style:name="T18_133" style:family="text"/>
    <style:style style:name="T18_134" style:family="text"/>
    <style:style style:name="T18_135" style:family="text"/>
    <style:style style:name="T18_136" style:family="text"/>
    <style:style style:name="T18_137" style:family="text"/>
    <style:style style:name="T18_138" style:family="text"/>
    <style:style style:name="T18_139" style:family="text"/>
    <style:style style:name="T18_140" style:family="text"/>
    <style:style style:name="T18_141" style:family="text"/>
    <style:style style:name="T18_142" style:family="text"/>
    <style:style style:name="T18_143" style:family="text"/>
    <style:style style:name="T18_144" style:family="text"/>
    <style:style style:name="T18_145" style:family="text"/>
    <style:style style:name="T18_146" style:family="text"/>
    <style:style style:name="T18_147" style:family="text"/>
    <style:style style:name="T18_148" style:family="text"/>
    <style:style style:name="T18_149" style:family="text"/>
    <style:style style:name="T18_150" style:family="text"/>
    <style:style style:name="T18_151" style:family="text"/>
    <style:style style:name="T18_152" style:family="text"/>
    <style:style style:name="T18_153" style:family="text"/>
    <style:style style:name="T18_154" style:family="text"/>
    <style:style style:name="T18_155" style:family="text"/>
    <style:style style:name="T18_156" style:family="text"/>
    <style:style style:name="T18_157" style:family="text"/>
    <style:style style:name="T18_158" style:family="text"/>
    <style:style style:name="T18_159" style:family="text"/>
    <style:style style:name="T18_160" style:family="text"/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/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_1" style:family="text"/>
    <style:style style:name="T20_2" style:family="text"/>
    <style:style style:name="P21" style:family="paragraph" style:parent-style-name="Standard">
      <style:paragraph-properties fo:break-before="auto" style:writing-mode="lr-tb"/>
    </style:style>
    <style:style style:name="P22" style:family="paragraph" style:parent-style-name="Standard">
      <style:paragraph-properties fo:break-before="auto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P23" style:family="paragraph" style:parent-style-name="Standard">
      <style:paragraph-properties fo:break-before="auto" style:writing-mode="lr-tb"/>
    </style:style>
    <style:style style:name="P24" style:family="paragraph" style:parent-style-name="Standard">
      <style:paragraph-properties fo:break-before="auto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P25" style:family="paragraph" style:parent-style-name="Standard">
      <style:paragraph-properties fo:break-before="auto" style:writing-mode="lr-tb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T26_137" style:family="text"/>
    <style:style style:name="T26_138" style:family="text"/>
    <style:style style:name="T26_139" style:family="text"/>
    <style:style style:name="T26_140" style:family="text"/>
    <style:style style:name="T26_141" style:family="text"/>
    <style:style style:name="T26_142" style:family="text"/>
    <style:style style:name="T26_143" style:family="text"/>
    <style:style style:name="T26_144" style:family="text"/>
    <style:style style:name="T26_145" style:family="text"/>
    <style:style style:name="T26_146" style:family="text"/>
    <style:style style:name="T26_147" style:family="text"/>
    <style:style style:name="T26_148" style:family="text"/>
    <style:style style:name="T26_149" style:family="text"/>
    <style:style style:name="T26_150" style:family="text"/>
    <style:style style:name="T26_151" style:family="text"/>
    <style:style style:name="T26_152" style:family="text"/>
    <style:style style:name="T26_153" style:family="text"/>
    <style:style style:name="T26_154" style:family="text"/>
    <style:style style:name="T26_155" style:family="text"/>
    <style:style style:name="T26_156" style:family="text"/>
    <style:style style:name="T26_157" style:family="text"/>
    <style:style style:name="T26_158" style:family="text"/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/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/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/>
    <style:style style:name="T34_2" style:family="text"/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/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T50_89" style:family="text"/>
    <style:style style:name="T50_90" style:family="text"/>
    <style:style style:name="T50_91" style:family="text"/>
    <style:style style:name="T50_92" style:family="text"/>
    <style:style style:name="T50_93" style:family="text"/>
    <style:style style:name="T50_94" style:family="text"/>
    <style:style style:name="T50_95" style:family="text"/>
    <style:style style:name="T50_96" style:family="text"/>
    <style:style style:name="T50_97" style:family="text"/>
    <style:style style:name="T50_98" style:family="text"/>
    <style:style style:name="T50_99" style:family="text"/>
    <style:style style:name="T50_100" style:family="text"/>
    <style:style style:name="T50_101" style:family="text"/>
    <style:style style:name="T50_102" style:family="text"/>
    <style:style style:name="T50_103" style:family="text"/>
    <style:style style:name="T50_104" style:family="text"/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T54_88" style:family="text"/>
    <style:style style:name="T54_89" style:family="text"/>
    <style:style style:name="T54_90" style:family="text"/>
    <style:style style:name="T54_91" style:family="text"/>
    <style:style style:name="T54_92" style:family="text"/>
    <style:style style:name="T54_93" style:family="text"/>
    <style:style style:name="T54_94" style:family="text"/>
  </office:automatic-styles>
  <office:body>
    <office:text>
      <text:p text:style-name="P1"><text:span text:style-name="T1_1">JSP</text:span><text:span text:style-name="T1_2">:</text:span></text:p>
      <text:p text:style-name="P2"><text:span text:style-name="T2_1">By</text:span><text:span text:style-name="T2_2"><text:s/></text:span><text:span text:style-name="T2_3">the</text:span><text:span text:style-name="T2_4"><text:s/></text:span><text:span text:style-name="T2_5">time</text:span><text:span text:style-name="T2_6"><text:s/></text:span><text:span text:style-name="T2_7">we</text:span><text:span text:style-name="T2_8"><text:s/></text:span><text:span text:style-name="T2_9">had</text:span><text:span text:style-name="T2_10"><text:s/></text:span><text:span text:style-name="T2_11">a</text:span><text:span text:style-name="T2_12"><text:s/></text:span><text:span text:style-name="T2_13">back</text:span><text:span text:style-name="T2_14"><text:s/></text:span><text:span text:style-name="T2_15">end</text:span><text:span text:style-name="T2_16"><text:s/></text:span><text:span text:style-name="T2_17">proof</text:span><text:span text:style-name="T2_18"><text:s/></text:span><text:span text:style-name="T2_19">of</text:span><text:span text:style-name="T2_20"><text:s/></text:span><text:span text:style-name="T2_21">concept</text:span><text:span text:style-name="T2_22"><text:s/></text:span><text:span text:style-name="T2_23">code</text:span><text:span text:style-name="T2_24"><text:s/></text:span><text:span text:style-name="T2_25">delivery</text:span><text:span text:style-name="T2_26"><text:s/></text:span><text:span text:style-name="T2_27">in</text:span><text:span text:style-name="T2_28"><text:s/></text:span><text:span text:style-name="T2_29">java</text:span><text:span text:style-name="T2_30"><text:s/></text:span><text:span text:style-name="T2_31">we</text:span><text:span text:style-name="T2_32"><text:s/></text:span><text:span text:style-name="T2_33">felt</text:span><text:span text:style-name="T2_34"><text:s/></text:span><text:span text:style-name="T2_35">it</text:span><text:span text:style-name="T2_36"><text:s/></text:span><text:span text:style-name="T2_37">was</text:span><text:span text:style-name="T2_38"><text:s/></text:span><text:span text:style-name="T2_39">time</text:span><text:span text:style-name="T2_40"><text:s/></text:span><text:span text:style-name="T2_41">to</text:span><text:span text:style-name="T2_42"><text:s/></text:span><text:span text:style-name="T2_43">start</text:span><text:span text:style-name="T2_44"><text:s/></text:span><text:span text:style-name="T2_45">developing</text:span><text:span text:style-name="T2_46"><text:s/></text:span><text:span text:style-name="T2_47">our</text:span><text:span text:style-name="T2_48"><text:s/></text:span><text:span text:style-name="T2_49">system</text:span><text:span text:style-name="T2_50">’</text:span><text:span text:style-name="T2_51">s</text:span><text:span text:style-name="T2_52"><text:s/></text:span><text:span text:style-name="T2_53">front</text:span><text:span text:style-name="T2_54"><text:s/></text:span><text:span text:style-name="T2_55">end</text:span><text:span text:style-name="T2_56">.<text:s/></text:span><text:span text:style-name="T2_57">When</text:span><text:span text:style-name="T2_58"><text:s/></text:span><text:span text:style-name="T2_59">we</text:span><text:span text:style-name="T2_60"><text:s/></text:span><text:span text:style-name="T2_61">started</text:span><text:span text:style-name="T2_62"><text:s/></text:span><text:span text:style-name="T2_63">our</text:span><text:span text:style-name="T2_64"><text:s/></text:span><text:span text:style-name="T2_65">project</text:span><text:span text:style-name="T2_66"><text:s/></text:span><text:span text:style-name="T2_67">in</text:span><text:span text:style-name="T2_68"><text:s/></text:span><text:span text:style-name="T2_69">java</text:span><text:span text:style-name="T2_70"><text:s/></text:span><text:span text:style-name="T2_71">we</text:span><text:span text:style-name="T2_72"><text:s/></text:span><text:span text:style-name="T2_73">weren</text:span><text:span text:style-name="T2_74">’</text:span><text:span text:style-name="T2_75">t</text:span><text:span text:style-name="T2_76"><text:s/></text:span><text:span text:style-name="T2_77">exactly</text:span><text:span text:style-name="T2_78"><text:s/></text:span><text:span text:style-name="T2_79">sure</text:span><text:span text:style-name="T2_80"><text:s/></text:span><text:span text:style-name="T2_81">what</text:span><text:span text:style-name="T2_82"><text:s/></text:span><text:span text:style-name="T2_83">our</text:span><text:span text:style-name="T2_84"><text:s/></text:span><text:span text:style-name="T2_85">front</text:span><text:span text:style-name="T2_86"><text:s/></text:span><text:span text:style-name="T2_87">end</text:span><text:span text:style-name="T2_88"><text:s/></text:span><text:span text:style-name="T2_89">would</text:span><text:span text:style-name="T2_90"><text:s/></text:span><text:span text:style-name="T2_91">be</text:span><text:span text:style-name="T2_92">,<text:s/></text:span><text:span text:style-name="T2_93">but</text:span><text:span text:style-name="T2_94"><text:s/></text:span><text:span text:style-name="T2_95">knowing</text:span><text:span text:style-name="T2_96"><text:s/></text:span><text:span text:style-name="T2_97">we</text:span><text:span text:style-name="T2_98"><text:s/></text:span><text:span text:style-name="T2_99">wanted</text:span><text:span text:style-name="T2_100"><text:s/></text:span><text:span text:style-name="T2_101">our</text:span><text:span text:style-name="T2_102"><text:s/></text:span><text:span text:style-name="T2_103">product</text:span><text:span text:style-name="T2_104"><text:s/></text:span><text:span text:style-name="T2_105">to</text:span><text:span text:style-name="T2_106"><text:s/></text:span><text:span text:style-name="T2_107">be</text:span><text:span text:style-name="T2_108"><text:s/></text:span><text:span text:style-name="T2_109">usable</text:span><text:span text:style-name="T2_110"><text:s/></text:span><text:span text:style-name="T2_111">by</text:span><text:span text:style-name="T2_112"><text:s/></text:span><text:span text:style-name="T2_113">as</text:span><text:span text:style-name="T2_114"><text:s/></text:span><text:span text:style-name="T2_115">many</text:span><text:span text:style-name="T2_116"><text:s/></text:span><text:span text:style-name="T2_117">people</text:span><text:span text:style-name="T2_118"><text:s/></text:span><text:span text:style-name="T2_119">as</text:span><text:span text:style-name="T2_120"><text:s/></text:span><text:span text:style-name="T2_121">possible</text:span><text:span text:style-name="T2_122">,<text:s/></text:span><text:span text:style-name="T2_123">like</text:span><text:span text:style-name="T2_124"><text:s/></text:span><text:span text:style-name="T2_125">many</text:span><text:span text:style-name="T2_126"><text:s/></text:span><text:span text:style-name="T2_127">of</text:span><text:span text:style-name="T2_128"><text:s/></text:span><text:span text:style-name="T2_129">the</text:span><text:span text:style-name="T2_130"><text:s/></text:span><text:span text:style-name="T2_131">groups</text:span><text:span text:style-name="T2_132"><text:s/></text:span><text:span text:style-name="T2_133">here</text:span><text:span text:style-name="T2_134">,<text:s/></text:span><text:span text:style-name="T2_135">we</text:span><text:span text:style-name="T2_136"><text:s/></text:span><text:span text:style-name="T2_137">finally</text:span><text:span text:style-name="T2_138"><text:s/></text:span><text:span text:style-name="T2_139">settled</text:span><text:span text:style-name="T2_140"><text:s/></text:span><text:span text:style-name="T2_141">on</text:span><text:span text:style-name="T2_142"><text:s/></text:span><text:span text:style-name="T2_143">creating</text:span><text:span text:style-name="T2_144"><text:s/></text:span><text:span text:style-name="T2_145">a</text:span><text:span text:style-name="T2_146"><text:s/></text:span><text:span text:style-name="T2_147">web</text:span><text:span text:style-name="T2_148"><text:s/></text:span><text:span text:style-name="T2_149">app</text:span><text:span text:style-name="T2_150">.<text:s/></text:span><text:span text:style-name="T2_151">We</text:span><text:span text:style-name="T2_152"><text:s/></text:span><text:span text:style-name="T2_153">already</text:span><text:span text:style-name="T2_154"><text:s/></text:span><text:span text:style-name="T2_155">created</text:span><text:span text:style-name="T2_156"><text:s/></text:span><text:span text:style-name="T2_157">our</text:span><text:span text:style-name="T2_158"><text:s/></text:span><text:span text:style-name="T2_159">back</text:span><text:span text:style-name="T2_160"><text:s/></text:span><text:span text:style-name="T2_161">end</text:span><text:span text:style-name="T2_162"><text:s/></text:span><text:span text:style-name="T2_163">in</text:span><text:span text:style-name="T2_164"><text:s/></text:span><text:span text:style-name="T2_165">java</text:span><text:span text:style-name="T2_166"><text:s/></text:span><text:span text:style-name="T2_167">so</text:span><text:span text:style-name="T2_168"><text:s/></text:span><text:span text:style-name="T2_169">it</text:span><text:span text:style-name="T2_170"><text:s/></text:span><text:span text:style-name="T2_171">seemed</text:span><text:span text:style-name="T2_172"><text:s/></text:span><text:span text:style-name="T2_173">pretty</text:span><text:span text:style-name="T2_174"><text:s/></text:span><text:span text:style-name="T2_175">logical</text:span><text:span text:style-name="T2_176"><text:s/></text:span><text:span text:style-name="T2_177">to</text:span><text:span text:style-name="T2_178"><text:s/></text:span><text:span text:style-name="T2_179">develop</text:span><text:span text:style-name="T2_180"><text:s/></text:span><text:span text:style-name="T2_181">the</text:span><text:span text:style-name="T2_182"><text:s/></text:span><text:span text:style-name="T2_183">front</text:span><text:span text:style-name="T2_184"><text:s/></text:span><text:span text:style-name="T2_185">end</text:span><text:span text:style-name="T2_186"><text:s/></text:span><text:span text:style-name="T2_187">using</text:span><text:span text:style-name="T2_188"><text:s/></text:span><text:span text:style-name="T2_189">JSP</text:span><text:span text:style-name="T2_190"><text:s/></text:span><text:span text:style-name="T2_191">and</text:span><text:span text:style-name="T2_192"><text:s/></text:span><text:span text:style-name="T2_193">keeping</text:span><text:span text:style-name="T2_194"><text:s/></text:span><text:span text:style-name="T2_195">the</text:span><text:span text:style-name="T2_196"><text:s/></text:span><text:span text:style-name="T2_197">majority</text:span><text:span text:style-name="T2_198"><text:s/></text:span><text:span text:style-name="T2_199">of</text:span><text:span text:style-name="T2_200"><text:s/></text:span><text:span text:style-name="T2_201">our</text:span><text:span text:style-name="T2_202"><text:s/></text:span><text:span text:style-name="T2_203">code</text:span><text:span text:style-name="T2_204"><text:s/></text:span><text:span text:style-name="T2_205">base</text:span><text:span text:style-name="T2_206">.</text:span></text:p>
      <text:p text:style-name="P3"/>
      <text:p text:style-name="P4"><text:span text:style-name="T4_1">Java</text:span><text:span text:style-name="T4_2"><text:s/></text:span><text:span text:style-name="T4_3">Server</text:span><text:span text:style-name="T4_4"><text:s/></text:span><text:span text:style-name="T4_5">Pages</text:span><text:span text:style-name="T4_6"><text:s/></text:span><text:span text:style-name="T4_7">works</text:span><text:span text:style-name="T4_8"><text:s/></text:span><text:span text:style-name="T4_9">extremely</text:span><text:span text:style-name="T4_10"><text:s/></text:span><text:span text:style-name="T4_11">similar</text:span><text:span text:style-name="T4_12"><text:s/></text:span><text:span text:style-name="T4_13">to</text:span><text:span text:style-name="T4_14"><text:s/></text:span><text:span text:style-name="T4_15">php</text:span><text:span text:style-name="T4_16"><text:s/></text:span><text:span text:style-name="T4_17">in</text:span><text:span text:style-name="T4_18"><text:s/></text:span><text:span text:style-name="T4_19">the</text:span><text:span text:style-name="T4_20"><text:s/></text:span><text:span text:style-name="T4_21">respect</text:span><text:span text:style-name="T4_22"><text:s/></text:span><text:span text:style-name="T4_23">that</text:span><text:span text:style-name="T4_24"><text:s/></text:span><text:span text:style-name="T4_25">you</text:span><text:span text:style-name="T4_26"><text:s/></text:span><text:span text:style-name="T4_27">can</text:span><text:span text:style-name="T4_28"><text:s/></text:span><text:span text:style-name="T4_29">include</text:span><text:span text:style-name="T4_30"><text:s/></text:span><text:span text:style-name="T4_31">both</text:span><text:span text:style-name="T4_32"><text:s/></text:span><text:span text:style-name="T4_33">server</text:span><text:span text:style-name="T4_34"><text:s/></text:span><text:span text:style-name="T4_35">side</text:span><text:span text:style-name="T4_36"><text:s/></text:span><text:span text:style-name="T4_37">code</text:span><text:span text:style-name="T4_38"><text:s/></text:span><text:span text:style-name="T4_39">and</text:span><text:span text:style-name="T4_40"><text:s/></text:span><text:span text:style-name="T4_41">raw</text:span><text:span text:style-name="T4_42"><text:s/></text:span><text:span text:style-name="T4_43">html</text:span><text:span text:style-name="T4_44"><text:s/></text:span><text:span text:style-name="T4_45">in</text:span><text:span text:style-name="T4_46"><text:s/></text:span><text:span text:style-name="T4_47">a</text:span><text:span text:style-name="T4_48"><text:s/></text:span><text:span text:style-name="T4_49">single</text:span><text:span text:style-name="T4_50"><text:s/></text:span><text:span text:style-name="T4_51">document</text:span><text:span text:style-name="T4_52">.<text:s/></text:span><text:span text:style-name="T4_53">This</text:span><text:span text:style-name="T4_54"><text:s/></text:span><text:span text:style-name="T4_55">allowed</text:span><text:span text:style-name="T4_56"><text:s/></text:span><text:span text:style-name="T4_57">us</text:span><text:span text:style-name="T4_58"><text:s/></text:span><text:span text:style-name="T4_59">to</text:span><text:span text:style-name="T4_60"><text:s/></text:span><text:span text:style-name="T4_61">include</text:span><text:span text:style-name="T4_62"><text:s/></text:span><text:span text:style-name="T4_63">the</text:span><text:span text:style-name="T4_64"><text:s/></text:span><text:span text:style-name="T4_65">java</text:span><text:span text:style-name="T4_66"><text:s/></text:span><text:span text:style-name="T4_67">package</text:span><text:span text:style-name="T4_68"><text:s/></text:span><text:span text:style-name="T4_69">we</text:span><text:span text:style-name="T4_70"><text:s/></text:span><text:span text:style-name="T4_71">developed</text:span><text:span text:style-name="T4_72"><text:s/></text:span><text:span text:style-name="T4_73">for</text:span><text:span text:style-name="T4_74"><text:s/></text:span><text:span text:style-name="T4_75">the</text:span><text:span text:style-name="T4_76"><text:s/></text:span><text:span text:style-name="T4_77">back</text:span><text:span text:style-name="T4_78"><text:s/></text:span><text:span text:style-name="T4_79">end</text:span><text:span text:style-name="T4_80"><text:s/></text:span><text:span text:style-name="T4_81">and</text:span><text:span text:style-name="T4_82"><text:s/></text:span><text:span text:style-name="T4_83">use</text:span><text:span text:style-name="T4_84"><text:s/></text:span><text:span text:style-name="T4_85">those</text:span><text:span text:style-name="T4_86"><text:s/></text:span><text:span text:style-name="T4_87">Java</text:span><text:span text:style-name="T4_88"><text:s/></text:span><text:span text:style-name="T4_89">classes</text:span><text:span text:style-name="T4_90"><text:s/></text:span><text:span text:style-name="T4_91">to</text:span><text:span text:style-name="T4_92"><text:s/></text:span><text:span text:style-name="T4_93">generate</text:span><text:span text:style-name="T4_94"><text:s/></text:span><text:span text:style-name="T4_95">the</text:span><text:span text:style-name="T4_96"><text:s/></text:span><text:span text:style-name="T4_97">content</text:span><text:span text:style-name="T4_98"><text:s/></text:span><text:span text:style-name="T4_99">into</text:span><text:span text:style-name="T4_100"><text:s/></text:span><text:span text:style-name="T4_101">an</text:span><text:span text:style-name="T4_102"><text:s/></text:span><text:span text:style-name="T4_103">html</text:span><text:span text:style-name="T4_104"><text:s/></text:span><text:span text:style-name="T4_105">file</text:span><text:span text:style-name="T4_106"><text:s/></text:span><text:span text:style-name="T4_107">to</text:span><text:span text:style-name="T4_108"><text:s/></text:span><text:span text:style-name="T4_109">serve</text:span><text:span text:style-name="T4_110"><text:s/></text:span><text:span text:style-name="T4_111">the</text:span><text:span text:style-name="T4_112"><text:s/></text:span><text:span text:style-name="T4_113">client</text:span><text:span text:style-name="T4_114">.</text:span></text:p>
      <text:p text:style-name="P5"/>
      <text:p text:style-name="P6"><text:span text:style-name="T6_1">Using</text:span><text:span text:style-name="T6_2"><text:s/></text:span><text:span text:style-name="T6_3">JSP</text:span><text:span text:style-name="T6_4"><text:s/></text:span><text:span text:style-name="T6_5">over</text:span><text:span text:style-name="T6_6"><text:s/></text:span><text:span text:style-name="T6_7">a</text:span><text:span text:style-name="T6_8"><text:s/></text:span><text:span text:style-name="T6_9">Java</text:span><text:span text:style-name="T6_10"><text:s/></text:span><text:span text:style-name="T6_11">Servlet</text:span><text:span text:style-name="T6_12"><text:s/></text:span><text:span text:style-name="T6_13">allowed</text:span><text:span text:style-name="T6_14"><text:s/></text:span><text:span text:style-name="T6_15">us</text:span><text:span text:style-name="T6_16"><text:s/></text:span><text:span text:style-name="T6_17">quickly</text:span><text:span text:style-name="T6_18"><text:s/></text:span><text:span text:style-name="T6_19">incorporate</text:span><text:span text:style-name="T6_20"><text:s/></text:span><text:span text:style-name="T6_21">our</text:span><text:span text:style-name="T6_22"><text:s/></text:span><text:span text:style-name="T6_23">code</text:span><text:span text:style-name="T6_24"><text:s/></text:span><text:span text:style-name="T6_25">into</text:span><text:span text:style-name="T6_26"><text:s/></text:span><text:span text:style-name="T6_27">the</text:span><text:span text:style-name="T6_28"><text:s/></text:span><text:span text:style-name="T6_29">html</text:span><text:span text:style-name="T6_30"><text:s/></text:span><text:span text:style-name="T6_31">format</text:span><text:span text:style-name="T6_32"><text:s/></text:span><text:span text:style-name="T6_33">we</text:span><text:span text:style-name="T6_34"><text:s/></text:span><text:span text:style-name="T6_35">wanted</text:span><text:span text:style-name="T6_36"><text:s/></text:span><text:span text:style-name="T6_37">without</text:span><text:span text:style-name="T6_38"><text:s/></text:span><text:span text:style-name="T6_39">having</text:span><text:span text:style-name="T6_40"><text:s/></text:span><text:span text:style-name="T6_41">to</text:span><text:span text:style-name="T6_42"><text:s/></text:span><text:span text:style-name="T6_43">alter</text:span><text:span text:style-name="T6_44"><text:s/></text:span><text:span text:style-name="T6_45">any</text:span><text:span text:style-name="T6_46"><text:s/></text:span><text:span text:style-name="T6_47">of</text:span><text:span text:style-name="T6_48"><text:s/></text:span><text:span text:style-name="T6_49">our</text:span><text:span text:style-name="T6_50"><text:s/></text:span><text:span text:style-name="T6_51">original</text:span><text:span text:style-name="T6_52"><text:s/></text:span><text:span text:style-name="T6_53">java</text:span><text:span text:style-name="T6_54"><text:s/></text:span><text:span text:style-name="T6_55">code</text:span><text:span text:style-name="T6_56">.</text:span></text:p>
      <text:p text:style-name="P7"/>
      <text:p text:style-name="P8"><text:span text:style-name="T8_1">==========================================================</text:span></text:p>
      <text:p text:style-name="P9"><text:span text:style-name="T9_1">DATABASE</text:span><text:span text:style-name="T9_2">:</text:span></text:p>
      <text:p text:style-name="P10"><text:span text:style-name="T10_1">One</text:span><text:span text:style-name="T10_2"><text:s/></text:span><text:span text:style-name="T10_3">issue</text:span><text:span text:style-name="T10_4"><text:s/></text:span><text:span text:style-name="T10_5">we</text:span><text:span text:style-name="T10_6"><text:s/></text:span><text:span text:style-name="T10_7">had</text:span><text:span text:style-name="T10_8"><text:s/></text:span><text:span text:style-name="T10_9">with</text:span><text:span text:style-name="T10_10"><text:s/></text:span><text:span text:style-name="T10_11">how</text:span><text:span text:style-name="T10_12"><text:s/></text:span><text:span text:style-name="T10_13">PlaceMap</text:span><text:span text:style-name="T10_14"><text:s/></text:span><text:span text:style-name="T10_15">worked</text:span><text:span text:style-name="T10_16"><text:s/></text:span><text:span text:style-name="T10_17">was</text:span><text:span text:style-name="T10_18"><text:s/></text:span><text:span text:style-name="T10_19">that</text:span><text:span text:style-name="T10_20"><text:s/></text:span><text:span text:style-name="T10_21">we</text:span><text:span text:style-name="T10_22"><text:s/></text:span><text:span text:style-name="T10_23">were</text:span><text:span text:style-name="T10_24"><text:s/></text:span><text:span text:style-name="T10_25">dependant</text:span><text:span text:style-name="T10_26"><text:s/></text:span><text:span text:style-name="T10_27">on</text:span><text:span text:style-name="T10_28"><text:s/></text:span><text:span text:style-name="T10_29">third</text:span><text:span text:style-name="T10_30"><text:s/></text:span><text:span text:style-name="T10_31">party</text:span><text:span text:style-name="T10_32"><text:s/></text:span><text:span text:style-name="T10_33">services</text:span><text:span text:style-name="T10_34"><text:s/></text:span><text:span text:style-name="T10_35">to</text:span><text:span text:style-name="T10_36"><text:s/></text:span><text:span text:style-name="T10_37">even</text:span><text:span text:style-name="T10_38"><text:s/></text:span><text:span text:style-name="T10_39">complete</text:span><text:span text:style-name="T10_40"><text:s/></text:span><text:span text:style-name="T10_41">the</text:span><text:span text:style-name="T10_42"><text:s/></text:span><text:span text:style-name="T10_43">basic</text:span><text:span text:style-name="T10_44"><text:s/></text:span><text:span text:style-name="T10_45">functions</text:span><text:span text:style-name="T10_46"><text:s/></text:span><text:span text:style-name="T10_47">of</text:span><text:span text:style-name="T10_48"><text:s/></text:span><text:span text:style-name="T10_49">our</text:span><text:span text:style-name="T10_50"><text:s/></text:span><text:span text:style-name="T10_51">system</text:span><text:span text:style-name="T10_52">.<text:s/></text:span><text:span text:style-name="T10_53">For</text:span><text:span text:style-name="T10_54"><text:s/></text:span><text:span text:style-name="T10_55">example</text:span><text:span text:style-name="T10_56">,<text:s/></text:span><text:span text:style-name="T10_57">Route</text:span><text:span text:style-name="T10_58"><text:s/></text:span><text:span text:style-name="T10_59">Find</text:span><text:span text:style-name="T10_60"><text:s/></text:span><text:span text:style-name="T10_61">and</text:span><text:span text:style-name="T10_62"><text:s/></text:span><text:span text:style-name="T10_63">Place</text:span><text:span text:style-name="T10_64"><text:s/></text:span><text:span text:style-name="T10_65">look</text:span><text:span text:style-name="T10_66"><text:s/></text:span><text:span text:style-name="T10_67">ups</text:span><text:span text:style-name="T10_68">.<text:s/></text:span><text:span text:style-name="T10_69">Which</text:span><text:span text:style-name="T10_70"><text:s/></text:span><text:span text:style-name="T10_71">I</text:span><text:span text:style-name="T10_72">’</text:span><text:span text:style-name="T10_73">m</text:span><text:span text:style-name="T10_74"><text:s/></text:span><text:span text:style-name="T10_75">sure</text:span><text:span text:style-name="T10_76"><text:s/></text:span><text:span text:style-name="T10_77">you</text:span><text:span text:style-name="T10_78"><text:s/></text:span><text:span text:style-name="T10_79">all</text:span><text:span text:style-name="T10_80"><text:s/></text:span><text:span text:style-name="T10_81">know</text:span><text:span text:style-name="T10_82"><text:s/></text:span><text:span text:style-name="T10_83">happen</text:span><text:span text:style-name="T10_84"><text:s/></text:span><text:span text:style-name="T10_85">to</text:span><text:span text:style-name="T10_86"><text:s/></text:span><text:span text:style-name="T10_87">be</text:span><text:span text:style-name="T10_88"><text:s/></text:span><text:span text:style-name="T10_89">the</text:span><text:span text:style-name="T10_90"><text:s/></text:span><text:span text:style-name="T10_91">two</text:span><text:span text:style-name="T10_92"><text:s/></text:span><text:span text:style-name="T10_93">most</text:span><text:span text:style-name="T10_94"><text:s/></text:span><text:span text:style-name="T10_95">important</text:span><text:span text:style-name="T10_96"><text:s/></text:span><text:span text:style-name="T10_97">parts</text:span><text:span text:style-name="T10_98">.<text:s/></text:span><text:span text:style-name="T10_99">If</text:span><text:span text:style-name="T10_100"><text:s/></text:span><text:span text:style-name="T10_101">those</text:span><text:span text:style-name="T10_102"><text:s/></text:span><text:span text:style-name="T10_103">services</text:span><text:span text:style-name="T10_104"><text:s/></text:span><text:span text:style-name="T10_105">change</text:span><text:span text:style-name="T10_106"><text:s/></text:span><text:span text:style-name="T10_107">over</text:span><text:span text:style-name="T10_108"><text:s/></text:span><text:span text:style-name="T10_109">time</text:span><text:span text:style-name="T10_110">,<text:s/></text:span><text:span text:style-name="T10_111">experience</text:span><text:span text:style-name="T10_112"><text:s/></text:span><text:span text:style-name="T10_113">and</text:span><text:span text:style-name="T10_114"><text:s/></text:span><text:span text:style-name="T10_115">outage</text:span><text:span text:style-name="T10_116">,<text:s/></text:span><text:span text:style-name="T10_117">or</text:span><text:span text:style-name="T10_118"><text:s/></text:span><text:span text:style-name="T10_119">stop</text:span><text:span text:style-name="T10_120"><text:s/></text:span><text:span text:style-name="T10_121">development</text:span><text:span text:style-name="T10_122"><text:s/></text:span><text:span text:style-name="T10_123">our</text:span><text:span text:style-name="T10_124"><text:s/></text:span><text:span text:style-name="T10_125">product</text:span><text:span text:style-name="T10_126"><text:s/></text:span><text:span text:style-name="T10_127">would</text:span><text:span text:style-name="T10_128"><text:s/></text:span><text:span text:style-name="T10_129">directly</text:span><text:span text:style-name="T10_130"><text:s/></text:span><text:span text:style-name="T10_131">suffer</text:span><text:span text:style-name="T10_132"><text:s/></text:span><text:span text:style-name="T10_133">and</text:span><text:span text:style-name="T10_134"><text:s/></text:span><text:span text:style-name="T10_135">we</text:span><text:span text:style-name="T10_136">’</text:span><text:span text:style-name="T10_137">d</text:span><text:span text:style-name="T10_138"><text:s/></text:span><text:span text:style-name="T10_139">have</text:span><text:span text:style-name="T10_140"><text:s/></text:span><text:span text:style-name="T10_141">to</text:span><text:span text:style-name="T10_142"><text:s/></text:span><text:span text:style-name="T10_143">scramble</text:span><text:span text:style-name="T10_144"><text:s/></text:span><text:span text:style-name="T10_145">to</text:span><text:span text:style-name="T10_146"><text:s/></text:span><text:span text:style-name="T10_147">even</text:span><text:span text:style-name="T10_148"><text:s/></text:span><text:span text:style-name="T10_149">continue</text:span><text:span text:style-name="T10_150"><text:s/></text:span><text:span text:style-name="T10_151">to</text:span><text:span text:style-name="T10_152"><text:s/></text:span><text:span text:style-name="T10_153">function</text:span><text:span text:style-name="T10_154">.</text:span></text:p>
      <text:p text:style-name="P11"/>
      <text:p text:style-name="P12"><text:span text:style-name="T12_1">We</text:span><text:span text:style-name="T12_2"><text:s/></text:span><text:span text:style-name="T12_3">felt</text:span><text:span text:style-name="T12_4"><text:s/></text:span><text:span text:style-name="T12_5">that</text:span><text:span text:style-name="T12_6"><text:s/></text:span><text:span text:style-name="T12_7">if</text:span><text:span text:style-name="T12_8"><text:s/></text:span><text:span text:style-name="T12_9">we</text:span><text:span text:style-name="T12_10"><text:s/></text:span><text:span text:style-name="T12_11">could</text:span><text:span text:style-name="T12_12"><text:s/></text:span><text:span text:style-name="T12_13">find</text:span><text:span text:style-name="T12_14"><text:s/></text:span><text:span text:style-name="T12_15">ways</text:span><text:span text:style-name="T12_16"><text:s/></text:span><text:span text:style-name="T12_17">to</text:span><text:span text:style-name="T12_18"><text:s/></text:span><text:span text:style-name="T12_19">emulate</text:span><text:span text:style-name="T12_20"><text:s/></text:span><text:span text:style-name="T12_21">or</text:span><text:span text:style-name="T12_22"><text:s/></text:span><text:span text:style-name="T12_23">even</text:span><text:span text:style-name="T12_24"><text:s/></text:span><text:span text:style-name="T12_25">replace</text:span><text:span text:style-name="T12_26"><text:s/></text:span><text:span text:style-name="T12_27">these</text:span><text:span text:style-name="T12_28"><text:s/></text:span><text:span text:style-name="T12_29">services</text:span><text:span text:style-name="T12_30"><text:s/></text:span><text:span text:style-name="T12_31">we</text:span><text:span text:style-name="T12_32">’</text:span><text:span text:style-name="T12_33">d</text:span><text:span text:style-name="T12_34"><text:s/></text:span><text:span text:style-name="T12_35">be</text:span><text:span text:style-name="T12_36"><text:s/></text:span><text:span text:style-name="T12_37">able</text:span><text:span text:style-name="T12_38"><text:s/></text:span><text:span text:style-name="T12_39">to</text:span><text:span text:style-name="T12_40"><text:s/></text:span><text:span text:style-name="T12_41">create</text:span><text:span text:style-name="T12_42"><text:s/></text:span><text:span text:style-name="T12_43">a</text:span><text:span text:style-name="T12_44"><text:s/></text:span><text:span text:style-name="T12_45">much</text:span><text:span text:style-name="T12_46"><text:s/></text:span><text:span text:style-name="T12_47">more</text:span><text:span text:style-name="T12_48"><text:s/></text:span><text:span text:style-name="T12_49">efficient</text:span><text:span text:style-name="T12_50"><text:s/></text:span><text:span text:style-name="T12_51">and</text:span><text:span text:style-name="T12_52"><text:s/></text:span><text:span text:style-name="T12_53">stable</text:span><text:span text:style-name="T12_54"><text:s/></text:span><text:span text:style-name="T12_55">product</text:span><text:span text:style-name="T12_56">.<text:s/></text:span><text:span text:style-name="T12_57">Of</text:span><text:span text:style-name="T12_58"><text:s/></text:span><text:span text:style-name="T12_59">course</text:span><text:span text:style-name="T12_60"><text:s/></text:span><text:span text:style-name="T12_61">that</text:span><text:span text:style-name="T12_62">’</text:span><text:span text:style-name="T12_63">s</text:span><text:span text:style-name="T12_64"><text:s/></text:span><text:span text:style-name="T12_65">a</text:span><text:span text:style-name="T12_66"><text:s/></text:span><text:span text:style-name="T12_67">task</text:span><text:span text:style-name="T12_68"><text:s/></text:span><text:span text:style-name="T12_69">more</text:span><text:span text:style-name="T12_70"><text:s/></text:span><text:span text:style-name="T12_71">easily</text:span><text:span text:style-name="T12_72"><text:s/></text:span><text:span text:style-name="T12_73">said</text:span><text:span text:style-name="T12_74"><text:s/></text:span><text:span text:style-name="T12_75">than</text:span><text:span text:style-name="T12_76"><text:s/></text:span><text:span text:style-name="T12_77">done</text:span><text:span text:style-name="T12_78"><text:s/></text:span><text:span text:style-name="T12_79">and</text:span><text:span text:style-name="T12_80"><text:s/></text:span><text:span text:style-name="T12_81">as</text:span><text:span text:style-name="T12_82"><text:s/></text:span><text:span text:style-name="T12_83">we</text:span><text:span text:style-name="T12_84"><text:s/></text:span><text:span text:style-name="T12_85">found</text:span><text:span text:style-name="T12_86"><text:s/></text:span><text:span text:style-name="T12_87">out</text:span><text:span text:style-name="T12_88"><text:s/></text:span><text:span text:style-name="T12_89">may</text:span><text:span text:style-name="T12_90"><text:s/></text:span><text:span text:style-name="T12_91">have</text:span><text:span text:style-name="T12_92"><text:s/></text:span><text:span text:style-name="T12_93">been</text:span><text:span text:style-name="T12_94"><text:s/></text:span><text:span text:style-name="T12_95">over</text:span><text:span text:style-name="T12_96"><text:s/></text:span><text:span text:style-name="T12_97">reaching</text:span><text:span text:style-name="T12_98"><text:s/></text:span><text:span text:style-name="T12_99">for</text:span><text:span text:style-name="T12_100"><text:s/></text:span><text:span text:style-name="T12_101">the</text:span><text:span text:style-name="T12_102"><text:s/></text:span><text:span text:style-name="T12_103">time</text:span><text:span text:style-name="T12_104"><text:s/></text:span><text:span text:style-name="T12_105">frame</text:span><text:span text:style-name="T12_106"><text:s/></text:span><text:span text:style-name="T12_107">and</text:span><text:span text:style-name="T12_108"><text:s/></text:span><text:span text:style-name="T12_109">the</text:span><text:span text:style-name="T12_110"><text:s/></text:span><text:span text:style-name="T12_111">man</text:span><text:span text:style-name="T12_112"><text:s/></text:span><text:span text:style-name="T12_113">hours</text:span><text:span text:style-name="T12_114"><text:s/></text:span><text:span text:style-name="T12_115">we</text:span><text:span text:style-name="T12_116"><text:s/></text:span><text:span text:style-name="T12_117">had</text:span><text:span text:style-name="T12_118"><text:s/></text:span><text:span text:style-name="T12_119">for</text:span><text:span text:style-name="T12_120"><text:s/></text:span><text:span text:style-name="T12_121">this</text:span><text:span text:style-name="T12_122"><text:s/></text:span><text:span text:style-name="T12_123">project</text:span><text:span text:style-name="T12_124">.</text:span></text:p>
      <text:p text:style-name="P13"/>
      <text:p text:style-name="P14"><text:span text:style-name="T14_1">Initially</text:span><text:span text:style-name="T14_2"><text:s/></text:span><text:span text:style-name="T14_3">we</text:span><text:span text:style-name="T14_4"><text:s/></text:span><text:span text:style-name="T14_5">felt</text:span><text:span text:style-name="T14_6"><text:s/></text:span><text:span text:style-name="T14_7">that</text:span><text:span text:style-name="T14_8"><text:s/></text:span><text:span text:style-name="T14_9">using</text:span><text:span text:style-name="T14_10"><text:s/></text:span><text:span text:style-name="T14_11">a</text:span><text:span text:style-name="T14_12"><text:s/></text:span><text:span text:style-name="T14_13">Postgres</text:span><text:span text:style-name="T14_14"><text:s/></text:span><text:span text:style-name="T14_15">database</text:span><text:span text:style-name="T14_16"><text:s/></text:span><text:span text:style-name="T14_17">to</text:span><text:span text:style-name="T14_18"><text:s/></text:span><text:span text:style-name="T14_19">cache</text:span><text:span text:style-name="T14_20"><text:s/></text:span><text:span text:style-name="T14_21">point</text:span><text:span text:style-name="T14_22"><text:s/></text:span><text:span text:style-name="T14_23">of</text:span><text:span text:style-name="T14_24"><text:s/></text:span><text:span text:style-name="T14_25">interest</text:span><text:span text:style-name="T14_26"><text:s/></text:span><text:span text:style-name="T14_27">data</text:span><text:span text:style-name="T14_28"><text:s/></text:span><text:span text:style-name="T14_29">from</text:span><text:span text:style-name="T14_30"><text:s/></text:span><text:span text:style-name="T14_31">google</text:span><text:span text:style-name="T14_32"><text:s/></text:span><text:span text:style-name="T14_33">places</text:span><text:span text:style-name="T14_34"><text:s/></text:span><text:span text:style-name="T14_35">and</text:span><text:span text:style-name="T14_36"><text:s/></text:span><text:span text:style-name="T14_37">other</text:span><text:span text:style-name="T14_38"><text:s/></text:span><text:span text:style-name="T14_39">web</text:span><text:span text:style-name="T14_40">2.0<text:s/></text:span><text:span text:style-name="T14_41">services</text:span><text:span text:style-name="T14_42"><text:s/></text:span><text:span text:style-name="T14_43">would</text:span><text:span text:style-name="T14_44"><text:s/></text:span><text:span text:style-name="T14_45">be</text:span><text:span text:style-name="T14_46"><text:s/></text:span><text:span text:style-name="T14_47">extremely</text:span><text:span text:style-name="T14_48"><text:s/></text:span><text:span text:style-name="T14_49">helpful</text:span><text:span text:style-name="T14_50">.<text:s/></text:span><text:span text:style-name="T14_51">That</text:span><text:span text:style-name="T14_52"><text:s/></text:span><text:span text:style-name="T14_53">way</text:span><text:span text:style-name="T14_54"><text:s/></text:span><text:span text:style-name="T14_55">if</text:span><text:span text:style-name="T14_56"><text:s/></text:span><text:span text:style-name="T14_57">those</text:span><text:span text:style-name="T14_58"><text:s/></text:span><text:span text:style-name="T14_59">services</text:span><text:span text:style-name="T14_60"><text:s/></text:span><text:span text:style-name="T14_61">are</text:span><text:span text:style-name="T14_62"><text:s/></text:span><text:span text:style-name="T14_63">for</text:span><text:span text:style-name="T14_64"><text:s/></text:span><text:span text:style-name="T14_65">some</text:span><text:span text:style-name="T14_66"><text:s/></text:span><text:span text:style-name="T14_67">reason</text:span><text:span text:style-name="T14_68"><text:s/></text:span><text:span text:style-name="T14_69">down</text:span><text:span text:style-name="T14_70"><text:s/></text:span><text:span text:style-name="T14_71">we</text:span><text:span text:style-name="T14_72"><text:s/></text:span><text:span text:style-name="T14_73">still</text:span><text:span text:style-name="T14_74"><text:s/></text:span><text:span text:style-name="T14_75">at</text:span><text:span text:style-name="T14_76"><text:s/></text:span><text:span text:style-name="T14_77">least</text:span><text:span text:style-name="T14_78"><text:s/></text:span><text:span text:style-name="T14_79">have</text:span><text:span text:style-name="T14_80"><text:s/></text:span><text:span text:style-name="T14_81">some</text:span><text:span text:style-name="T14_82"><text:s/></text:span><text:span text:style-name="T14_83">data</text:span><text:span text:style-name="T14_84"><text:s/></text:span><text:span text:style-name="T14_85">instead</text:span><text:span text:style-name="T14_86"><text:s/></text:span><text:span text:style-name="T14_87">of</text:span><text:span text:style-name="T14_88"><text:s/></text:span><text:span text:style-name="T14_89">being</text:span><text:span text:style-name="T14_90"><text:s/></text:span><text:span text:style-name="T14_91">completely</text:span><text:span text:style-name="T14_92"><text:s/></text:span><text:span text:style-name="T14_93">nonfunctional</text:span><text:span text:style-name="T14_94"><text:s/></text:span><text:span text:style-name="T14_95">and</text:span><text:span text:style-name="T14_96"><text:s/></text:span><text:span text:style-name="T14_97">by</text:span><text:span text:style-name="T14_98"><text:s/></text:span><text:span text:style-name="T14_99">using</text:span><text:span text:style-name="T14_100"><text:s/></text:span><text:span text:style-name="T14_101">a</text:span><text:span text:style-name="T14_102"><text:s/></text:span><text:span text:style-name="T14_103">cache</text:span><text:span text:style-name="T14_104"><text:s/></text:span><text:span text:style-name="T14_105">we</text:span><text:span text:style-name="T14_106"><text:s/></text:span><text:span text:style-name="T14_107">would</text:span><text:span text:style-name="T14_108"><text:s/></text:span><text:span text:style-name="T14_109">speed</text:span><text:span text:style-name="T14_110"><text:s/></text:span><text:span text:style-name="T14_111">up</text:span><text:span text:style-name="T14_112"><text:s/></text:span><text:span text:style-name="T14_113">the</text:span><text:span text:style-name="T14_114"><text:s/></text:span><text:span text:style-name="T14_115">service</text:span><text:span text:style-name="T14_116">.</text:span></text:p>
      <text:p text:style-name="P15"/>
      <text:p text:style-name="P16"><text:span text:style-name="T16_1">This</text:span><text:span text:style-name="T16_2"><text:s/></text:span><text:span text:style-name="T16_3">system</text:span><text:span text:style-name="T16_4"><text:s/></text:span><text:span text:style-name="T16_5">would</text:span><text:span text:style-name="T16_6"><text:s/></text:span><text:span text:style-name="T16_7">have</text:span><text:span text:style-name="T16_8"><text:s/></text:span><text:span text:style-name="T16_9">also</text:span><text:span text:style-name="T16_10"><text:s/></text:span><text:span text:style-name="T16_11">allow</text:span><text:span text:style-name="T16_12"><text:s/></text:span><text:span text:style-name="T16_13">us</text:span><text:span text:style-name="T16_14"><text:s/></text:span><text:span text:style-name="T16_15">to</text:span><text:span text:style-name="T16_16"><text:s/></text:span><text:span text:style-name="T16_17">include</text:span><text:span text:style-name="T16_18"><text:s/></text:span><text:span text:style-name="T16_19">our</text:span><text:span text:style-name="T16_20"><text:s/></text:span><text:span text:style-name="T16_21">own</text:span><text:span text:style-name="T16_22"><text:s/></text:span><text:span text:style-name="T16_23">point</text:span><text:span text:style-name="T16_24"><text:s/></text:span><text:span text:style-name="T16_25">of</text:span><text:span text:style-name="T16_26"><text:s/></text:span><text:span text:style-name="T16_27">interest</text:span><text:span text:style-name="T16_28"><text:s/></text:span><text:span text:style-name="T16_29">data</text:span><text:span text:style-name="T16_30"><text:s/></text:span><text:span text:style-name="T16_31">instead</text:span><text:span text:style-name="T16_32"><text:s/></text:span><text:span text:style-name="T16_33">of</text:span><text:span text:style-name="T16_34"><text:s/></text:span><text:span text:style-name="T16_35">purely</text:span><text:span text:style-name="T16_36"><text:s/></text:span><text:span text:style-name="T16_37">relying</text:span><text:span text:style-name="T16_38"><text:s/></text:span><text:span text:style-name="T16_39">on</text:span><text:span text:style-name="T16_40"><text:s/></text:span><text:span text:style-name="T16_41">these</text:span><text:span text:style-name="T16_42"><text:s/></text:span><text:span text:style-name="T16_43">third</text:span><text:span text:style-name="T16_44"><text:s/></text:span><text:span text:style-name="T16_45">party</text:span><text:span text:style-name="T16_46"><text:s/></text:span><text:span text:style-name="T16_47">sources</text:span><text:span text:style-name="T16_48">.</text:span></text:p>
      <text:p text:style-name="P17"/>
      <text:p text:style-name="P18"><text:span text:style-name="T18_1">Including</text:span><text:span text:style-name="T18_2"><text:s/></text:span><text:span text:style-name="T18_3">this</text:span><text:span text:style-name="T18_4"><text:s/></text:span><text:span text:style-name="T18_5">functionality</text:span><text:span text:style-name="T18_6"><text:s/></text:span><text:span text:style-name="T18_7">would</text:span><text:span text:style-name="T18_8"><text:s/></text:span><text:span text:style-name="T18_9">of</text:span><text:span text:style-name="T18_10"><text:s/></text:span><text:span text:style-name="T18_11">course</text:span><text:span text:style-name="T18_12"><text:s/></text:span><text:span text:style-name="T18_13">come</text:span><text:span text:style-name="T18_14"><text:s/></text:span><text:span text:style-name="T18_15">at</text:span><text:span text:style-name="T18_16"><text:s/></text:span><text:span text:style-name="T18_17">a</text:span><text:span text:style-name="T18_18"><text:s/></text:span><text:span text:style-name="T18_19">cost</text:span><text:span text:style-name="T18_20">.<text:s/></text:span><text:span text:style-name="T18_21">We</text:span><text:span text:style-name="T18_22">’</text:span><text:span text:style-name="T18_23">d</text:span><text:span text:style-name="T18_24"><text:s/></text:span><text:span text:style-name="T18_25">need</text:span><text:span text:style-name="T18_26"><text:s/></text:span><text:span text:style-name="T18_27">to</text:span><text:span text:style-name="T18_28"><text:s/></text:span><text:span text:style-name="T18_29">maintain</text:span><text:span text:style-name="T18_30">,<text:s/></text:span><text:span text:style-name="T18_31">populate</text:span><text:span text:style-name="T18_32">,<text:s/></text:span><text:span text:style-name="T18_33">and</text:span><text:span text:style-name="T18_34"><text:s/></text:span><text:span text:style-name="T18_35">update</text:span><text:span text:style-name="T18_36"><text:s/></text:span><text:span text:style-name="T18_37">our</text:span><text:span text:style-name="T18_38"><text:s/></text:span><text:span text:style-name="T18_39">database</text:span><text:span text:style-name="T18_40"><text:s/></text:span><text:span text:style-name="T18_41">regularly</text:span><text:span text:style-name="T18_42">.<text:s/></text:span><text:span text:style-name="T18_43">Our</text:span><text:span text:style-name="T18_44"><text:s/></text:span><text:span text:style-name="T18_45">database</text:span><text:span text:style-name="T18_46"><text:s/></text:span><text:span text:style-name="T18_47">would</text:span><text:span text:style-name="T18_48"><text:s/></text:span><text:span text:style-name="T18_49">grow</text:span><text:span text:style-name="T18_50"><text:s/></text:span><text:span text:style-name="T18_51">to</text:span><text:span text:style-name="T18_52"><text:s/></text:span><text:span text:style-name="T18_53">a</text:span><text:span text:style-name="T18_54"><text:s/></text:span><text:span text:style-name="T18_55">huge</text:span><text:span text:style-name="T18_56"><text:s/></text:span><text:span text:style-name="T18_57">size</text:span><text:span text:style-name="T18_58"><text:s/></text:span><text:span text:style-name="T18_59">and</text:span><text:span text:style-name="T18_60"><text:s/></text:span><text:span text:style-name="T18_61">we</text:span><text:span text:style-name="T18_62">’</text:span><text:span text:style-name="T18_63">d</text:span><text:span text:style-name="T18_64"><text:s/></text:span><text:span text:style-name="T18_65">need</text:span><text:span text:style-name="T18_66"><text:s/></text:span><text:span text:style-name="T18_67">some</text:span><text:span text:style-name="T18_68"><text:s/></text:span><text:span text:style-name="T18_69">form</text:span><text:span text:style-name="T18_70"><text:s/></text:span><text:span text:style-name="T18_71">of</text:span><text:span text:style-name="T18_72"><text:s/></text:span><text:span text:style-name="T18_73">indexing</text:span><text:span text:style-name="T18_74"><text:s/></text:span><text:span text:style-name="T18_75">magic</text:span><text:span text:style-name="T18_76"><text:s/></text:span><text:span text:style-name="T18_77">to</text:span><text:span text:style-name="T18_78"><text:s/></text:span><text:span text:style-name="T18_79">even</text:span><text:span text:style-name="T18_80"><text:s/></text:span><text:span text:style-name="T18_81">return</text:span><text:span text:style-name="T18_82"><text:s/></text:span><text:span text:style-name="T18_83">timely</text:span><text:span text:style-name="T18_84"><text:s/></text:span><text:span text:style-name="T18_85">results</text:span><text:span text:style-name="T18_86">.<text:s/></text:span><text:span text:style-name="T18_87">The</text:span><text:span text:style-name="T18_88"><text:s/></text:span><text:span text:style-name="T18_89">idea</text:span><text:span text:style-name="T18_90"><text:s/></text:span><text:span text:style-name="T18_91">of</text:span><text:span text:style-name="T18_92"><text:s/></text:span><text:span text:style-name="T18_93">using</text:span><text:span text:style-name="T18_94"><text:s/></text:span><text:span text:style-name="T18_95">a</text:span><text:span text:style-name="T18_96"><text:s/></text:span><text:span text:style-name="T18_97">python</text:span><text:span text:style-name="T18_98"><text:s/></text:span><text:span text:style-name="T18_99">script</text:span><text:span text:style-name="T18_100"><text:s/></text:span><text:span text:style-name="T18_101">that</text:span><text:span text:style-name="T18_102"><text:s/></text:span><text:span text:style-name="T18_103">would</text:span><text:span text:style-name="T18_104"><text:s/></text:span><text:span text:style-name="T18_105">be</text:span><text:span text:style-name="T18_106"><text:s/></text:span><text:span text:style-name="T18_107">run</text:span><text:span text:style-name="T18_108"><text:s/></text:span><text:span text:style-name="T18_109">nightly</text:span><text:span text:style-name="T18_110"><text:s/></text:span><text:span text:style-name="T18_111">was</text:span><text:span text:style-name="T18_112"><text:s/></text:span><text:span text:style-name="T18_113">thrown</text:span><text:span text:style-name="T18_114"><text:s/></text:span><text:span text:style-name="T18_115">around</text:span><text:span text:style-name="T18_116">,<text:s/></text:span><text:span text:style-name="T18_117">but</text:span><text:span text:style-name="T18_118"><text:s/></text:span><text:span text:style-name="T18_119">never</text:span><text:span text:style-name="T18_120"><text:s/></text:span><text:span text:style-name="T18_121">implemented</text:span><text:span text:style-name="T18_122">.</text:span><text:span text:style-name="T18_123">Ignoring</text:span><text:span text:style-name="T18_124"><text:s/></text:span><text:span text:style-name="T18_125">those</text:span><text:span text:style-name="T18_126"><text:s/></text:span><text:span text:style-name="T18_127">hurdles</text:span><text:span text:style-name="T18_128"><text:s/></text:span><text:span text:style-name="T18_129">we</text:span><text:span text:style-name="T18_130"><text:s/></text:span><text:span text:style-name="T18_131">began</text:span><text:span text:style-name="T18_132"><text:s/></text:span><text:span text:style-name="T18_133">to</text:span><text:span text:style-name="T18_134"><text:s/></text:span><text:span text:style-name="T18_135">look</text:span><text:span text:style-name="T18_136"><text:s/></text:span><text:span text:style-name="T18_137">at</text:span><text:span text:style-name="T18_138"><text:s/></text:span><text:span text:style-name="T18_139">the</text:span><text:span text:style-name="T18_140"><text:s/></text:span><text:span text:style-name="T18_141">Open</text:span><text:span text:style-name="T18_142"><text:s/></text:span><text:span text:style-name="T18_143">Street</text:span><text:span text:style-name="T18_144"><text:s/></text:span><text:span text:style-name="T18_145">Map</text:span><text:span text:style-name="T18_146"><text:s/></text:span><text:span text:style-name="T18_147">data</text:span><text:span text:style-name="T18_148"><text:s/></text:span><text:span text:style-name="T18_149">set</text:span><text:span text:style-name="T18_150"><text:s/></text:span><text:span text:style-name="T18_151">to</text:span><text:span text:style-name="T18_152"><text:s/></text:span><text:span text:style-name="T18_153">eliminate</text:span><text:span text:style-name="T18_154"><text:s/></text:span><text:span text:style-name="T18_155">the</text:span><text:span text:style-name="T18_156"><text:s/></text:span><text:span text:style-name="T18_157">routing</text:span><text:span text:style-name="T18_158"><text:s/></text:span><text:span text:style-name="T18_159">dependency</text:span><text:span text:style-name="T18_160">.</text:span></text:p>
      <text:p text:style-name="P19"><text:span text:style-name="T19_1">==========================================================</text:span></text:p>
      <text:p text:style-name="P20"><text:span text:style-name="T20_1">OSM</text:span><text:span text:style-name="T20_2">:</text:span></text:p>
      <text:p text:style-name="P21"/>
      <text:p text:style-name="P22"><text:span text:style-name="T22_1">Open</text:span><text:span text:style-name="T22_2"><text:s/></text:span><text:span text:style-name="T22_3">Street</text:span><text:span text:style-name="T22_4"><text:s/></text:span><text:span text:style-name="T22_5">Map</text:span><text:span text:style-name="T22_6"><text:s/></text:span><text:span text:style-name="T22_7">is</text:span><text:span text:style-name="T22_8"><text:s/></text:span><text:span text:style-name="T22_9">a</text:span><text:span text:style-name="T22_10"><text:s/></text:span><text:span text:style-name="T22_11">free</text:span><text:span text:style-name="T22_12"><text:s/></text:span><text:span text:style-name="T22_13">and</text:span><text:span text:style-name="T22_14"><text:s/></text:span><text:span text:style-name="T22_15">open</text:span><text:span text:style-name="T22_16"><text:s/></text:span><text:span text:style-name="T22_17">collection</text:span><text:span text:style-name="T22_18"><text:s/></text:span><text:span text:style-name="T22_19">of</text:span><text:span text:style-name="T22_20"><text:s/></text:span><text:span text:style-name="T22_21">road</text:span><text:span text:style-name="T22_22"><text:s/></text:span><text:span text:style-name="T22_23">and</text:span><text:span text:style-name="T22_24"><text:s/></text:span><text:span text:style-name="T22_25">map</text:span><text:span text:style-name="T22_26"><text:s/></text:span><text:span text:style-name="T22_27">data</text:span><text:span text:style-name="T22_28">.<text:s/></text:span><text:span text:style-name="T22_29">To</text:span><text:span text:style-name="T22_30"><text:s/></text:span><text:span text:style-name="T22_31">say</text:span><text:span text:style-name="T22_32"><text:s/></text:span><text:span text:style-name="T22_33">the</text:span><text:span text:style-name="T22_34"><text:s/></text:span><text:span text:style-name="T22_35">data</text:span><text:span text:style-name="T22_36"><text:s/></text:span><text:span text:style-name="T22_37">set</text:span><text:span text:style-name="T22_38"><text:s/></text:span><text:span text:style-name="T22_39">is</text:span><text:span text:style-name="T22_40"><text:s/></text:span><text:span text:style-name="T22_41">huge</text:span><text:span text:style-name="T22_42"><text:s/></text:span><text:span text:style-name="T22_43">is</text:span><text:span text:style-name="T22_44"><text:s/></text:span><text:span text:style-name="T22_45">a</text:span><text:span text:style-name="T22_46"><text:s/></text:span><text:span text:style-name="T22_47">bit</text:span><text:span text:style-name="T22_48"><text:s/></text:span><text:span text:style-name="T22_49">of</text:span><text:span text:style-name="T22_50"><text:s/></text:span><text:span text:style-name="T22_51">an</text:span><text:span text:style-name="T22_52"><text:s/></text:span><text:span text:style-name="T22_53">understatement</text:span><text:span text:style-name="T22_54">.<text:s/></text:span><text:span text:style-name="T22_55">Uncompressed</text:span><text:span text:style-name="T22_56"><text:s/></text:span><text:span text:style-name="T22_57">it</text:span><text:span text:style-name="T22_58"><text:s/></text:span><text:span text:style-name="T22_59">grows</text:span><text:span text:style-name="T22_60"><text:s/></text:span><text:span text:style-name="T22_61">to</text:span><text:span text:style-name="T22_62"><text:s/>250<text:s/></text:span><text:span text:style-name="T22_63">gigabytes</text:span><text:span text:style-name="T22_64">.<text:s/></text:span><text:span text:style-name="T22_65">Parsing</text:span><text:span text:style-name="T22_66"><text:s/></text:span><text:span text:style-name="T22_67">through</text:span><text:span text:style-name="T22_68"><text:s/></text:span><text:span text:style-name="T22_69">that</text:span><text:span text:style-name="T22_70"><text:s/></text:span><text:span text:style-name="T22_71">is</text:span><text:span text:style-name="T22_72"><text:s/></text:span><text:span text:style-name="T22_73">nothing</text:span><text:span text:style-name="T22_74"><text:s/></text:span><text:span text:style-name="T22_75">short</text:span><text:span text:style-name="T22_76"><text:s/></text:span><text:span text:style-name="T22_77">of</text:span><text:span text:style-name="T22_78"><text:s/></text:span><text:span text:style-name="T22_79">a</text:span><text:span text:style-name="T22_80"><text:s/></text:span><text:span text:style-name="T22_81">nightmare</text:span><text:span text:style-name="T22_82">,<text:s/></text:span><text:span text:style-name="T22_83">but</text:span><text:span text:style-name="T22_84"><text:s/></text:span><text:span text:style-name="T22_85">thankfully</text:span><text:span text:style-name="T22_86"><text:s/></text:span><text:span text:style-name="T22_87">there</text:span><text:span text:style-name="T22_88">’</text:span><text:span text:style-name="T22_89">s</text:span><text:span text:style-name="T22_90"><text:s/></text:span><text:span text:style-name="T22_91">a</text:span><text:span text:style-name="T22_92"><text:s/></text:span><text:span text:style-name="T22_93">large</text:span><text:span text:style-name="T22_94"><text:s/></text:span><text:span text:style-name="T22_95">enough</text:span><text:span text:style-name="T22_96"><text:s/></text:span><text:span text:style-name="T22_97">of</text:span><text:span text:style-name="T22_98"><text:s/></text:span><text:span text:style-name="T22_99">a</text:span><text:span text:style-name="T22_100"><text:s/></text:span><text:span text:style-name="T22_101">community</text:span><text:span text:style-name="T22_102"><text:s/></text:span><text:span text:style-name="T22_103">that</text:span><text:span text:style-name="T22_104"><text:s/></text:span><text:span text:style-name="T22_105">made</text:span><text:span text:style-name="T22_106"><text:s/></text:span><text:span text:style-name="T22_107">the</text:span><text:span text:style-name="T22_108"><text:s/></text:span><text:span text:style-name="T22_109">process</text:span><text:span text:style-name="T22_110"><text:s/></text:span><text:span text:style-name="T22_111">a</text:span><text:span text:style-name="T22_112"><text:s/></text:span><text:span text:style-name="T22_113">bit</text:span><text:span text:style-name="T22_114"><text:s/></text:span><text:span text:style-name="T22_115">easier</text:span><text:span text:style-name="T22_116">.</text:span></text:p>
      <text:p text:style-name="P23"/>
      <text:p text:style-name="P24"><text:span text:style-name="T24_1">We</text:span><text:span text:style-name="T24_2"><text:s/></text:span><text:span text:style-name="T24_3">found</text:span><text:span text:style-name="T24_4"><text:s/></text:span><text:span text:style-name="T24_5">multiple</text:span><text:span text:style-name="T24_6"><text:s/></text:span><text:span text:style-name="T24_7">tools</text:span><text:span text:style-name="T24_8"><text:s/></text:span><text:span text:style-name="T24_9">to</text:span><text:span text:style-name="T24_10"><text:s/></text:span><text:span text:style-name="T24_11">import</text:span><text:span text:style-name="T24_12"><text:s/></text:span><text:span text:style-name="T24_13">osm</text:span><text:span text:style-name="T24_14"><text:s/></text:span><text:span text:style-name="T24_15">files</text:span><text:span text:style-name="T24_16"><text:s/></text:span><text:span text:style-name="T24_17">into</text:span><text:span text:style-name="T24_18"><text:s/></text:span><text:span text:style-name="T24_19">postgreSQL</text:span><text:span text:style-name="T24_20"><text:s/></text:span><text:span text:style-name="T24_21">and</text:span><text:span text:style-name="T24_22"><text:s/></text:span><text:span text:style-name="T24_23">furthermore</text:span><text:span text:style-name="T24_24"><text:s/></text:span><text:span text:style-name="T24_25">for</text:span><text:span text:style-name="T24_26"><text:s/></text:span><text:span text:style-name="T24_27">testing</text:span><text:span text:style-name="T24_28"><text:s/></text:span><text:span text:style-name="T24_29">purposes</text:span><text:span text:style-name="T24_30"><text:s/></text:span><text:span text:style-name="T24_31">we</text:span><text:span text:style-name="T24_32"><text:s/></text:span><text:span text:style-name="T24_33">were</text:span><text:span text:style-name="T24_34"><text:s/></text:span><text:span text:style-name="T24_35">using</text:span><text:span text:style-name="T24_36"><text:s/></text:span><text:span text:style-name="T24_37">smaller</text:span><text:span text:style-name="T24_38"><text:s/></text:span><text:span text:style-name="T24_39">portions</text:span><text:span text:style-name="T24_40"><text:s/></text:span><text:span text:style-name="T24_41">of</text:span><text:span text:style-name="T24_42"><text:s/></text:span><text:span text:style-name="T24_43">the</text:span><text:span text:style-name="T24_44"><text:s/></text:span><text:span text:style-name="T24_45">data</text:span><text:span text:style-name="T24_46"><text:s/></text:span><text:span text:style-name="T24_47">that</text:span><text:span text:style-name="T24_48"><text:s/></text:span><text:span text:style-name="T24_49">only</text:span><text:span text:style-name="T24_50"><text:s/></text:span><text:span text:style-name="T24_51">covered</text:span><text:span text:style-name="T24_52"><text:s/></text:span><text:span text:style-name="T24_53">Michigan</text:span><text:span text:style-name="T24_54">.</text:span></text:p>
      <text:p text:style-name="P25"/>
      <text:p text:style-name="P26"><text:span text:style-name="T26_1">Storing</text:span><text:span text:style-name="T26_2"><text:s/></text:span><text:span text:style-name="T26_3">the</text:span><text:span text:style-name="T26_4"><text:s/></text:span><text:span text:style-name="T26_5">data</text:span><text:span text:style-name="T26_6"><text:s/></text:span><text:span text:style-name="T26_7">is</text:span><text:span text:style-name="T26_8"><text:s/></text:span><text:span text:style-name="T26_9">only</text:span><text:span text:style-name="T26_10"><text:s/></text:span><text:span text:style-name="T26_11">part</text:span><text:span text:style-name="T26_12"><text:s/></text:span><text:span text:style-name="T26_13">of</text:span><text:span text:style-name="T26_14"><text:s/></text:span><text:span text:style-name="T26_15">the</text:span><text:span text:style-name="T26_16"><text:s/></text:span><text:span text:style-name="T26_17">process</text:span><text:span text:style-name="T26_18">.<text:s/></text:span><text:span text:style-name="T26_19">We</text:span><text:span text:style-name="T26_20"><text:s/></text:span><text:span text:style-name="T26_21">would</text:span><text:span text:style-name="T26_22"><text:s/></text:span><text:span text:style-name="T26_23">still</text:span><text:span text:style-name="T26_24"><text:s/></text:span><text:span text:style-name="T26_25">need</text:span><text:span text:style-name="T26_26"><text:s/></text:span><text:span text:style-name="T26_27">to</text:span><text:span text:style-name="T26_28"><text:s/></text:span><text:span text:style-name="T26_29">create</text:span><text:span text:style-name="T26_30"><text:s/></text:span><text:span text:style-name="T26_31">our</text:span><text:span text:style-name="T26_32"><text:s/></text:span><text:span text:style-name="T26_33">own</text:span><text:span text:style-name="T26_34"><text:s/></text:span><text:span text:style-name="T26_35">routing</text:span><text:span text:style-name="T26_36"><text:s/></text:span><text:span text:style-name="T26_37">algorithm</text:span><text:span text:style-name="T26_38"><text:s/></text:span><text:span text:style-name="T26_39">and</text:span><text:span text:style-name="T26_40"><text:s/></text:span><text:span text:style-name="T26_41">figure</text:span><text:span text:style-name="T26_42"><text:s/></text:span><text:span text:style-name="T26_43">out</text:span><text:span text:style-name="T26_44"><text:s/></text:span><text:span text:style-name="T26_45">how</text:span><text:span text:style-name="T26_46"><text:s/></text:span><text:span text:style-name="T26_47">to</text:span><text:span text:style-name="T26_48"><text:s/></text:span><text:span text:style-name="T26_49">package</text:span><text:span text:style-name="T26_50"><text:s/></text:span><text:span text:style-name="T26_51">this</text:span><text:span text:style-name="T26_52"><text:s/></text:span><text:span text:style-name="T26_53">data</text:span><text:span text:style-name="T26_54"><text:s/></text:span><text:span text:style-name="T26_55">in</text:span><text:span text:style-name="T26_56"><text:s/></text:span><text:span text:style-name="T26_57">a</text:span><text:span text:style-name="T26_58"><text:s/></text:span><text:span text:style-name="T26_59">usable</text:span><text:span text:style-name="T26_60"><text:s/></text:span><text:span text:style-name="T26_61">format</text:span><text:span text:style-name="T26_62">.<text:s/></text:span><text:span text:style-name="T26_63">We</text:span><text:span text:style-name="T26_64"><text:s/></text:span><text:span text:style-name="T26_65">would</text:span><text:span text:style-name="T26_66"><text:s/></text:span><text:span text:style-name="T26_67">also</text:span><text:span text:style-name="T26_68"><text:s/></text:span><text:span text:style-name="T26_69">need</text:span><text:span text:style-name="T26_70"><text:s/></text:span><text:span text:style-name="T26_71">to</text:span><text:span text:style-name="T26_72"><text:s/></text:span><text:span text:style-name="T26_73">self</text:span><text:span text:style-name="T26_74"><text:s/></text:span><text:span text:style-name="T26_75">host</text:span><text:span text:style-name="T26_76"><text:s/></text:span><text:span text:style-name="T26_77">this</text:span><text:span text:style-name="T26_78">.<text:s/></text:span><text:span text:style-name="T26_79">Not</text:span><text:span text:style-name="T26_80"><text:s/></text:span><text:span text:style-name="T26_81">too</text:span><text:span text:style-name="T26_82"><text:s/></text:span><text:span text:style-name="T26_83">many</text:span><text:span text:style-name="T26_84"><text:s/></text:span><text:span text:style-name="T26_85">free</text:span><text:span text:style-name="T26_86"><text:s/></text:span><text:span text:style-name="T26_87">hosts</text:span><text:span text:style-name="T26_88"><text:s/></text:span><text:span text:style-name="T26_89">are</text:span><text:span text:style-name="T26_90"><text:s/></text:span><text:span text:style-name="T26_91">willing</text:span><text:span text:style-name="T26_92"><text:s/></text:span><text:span text:style-name="T26_93">to</text:span><text:span text:style-name="T26_94"><text:s/></text:span><text:span text:style-name="T26_95">let</text:span><text:span text:style-name="T26_96"><text:s/></text:span><text:span text:style-name="T26_97">you</text:span><text:span text:style-name="T26_98"><text:s/></text:span><text:span text:style-name="T26_99">use</text:span><text:span text:style-name="T26_100"><text:s/></text:span><text:span text:style-name="T26_101">over</text:span><text:span text:style-name="T26_102"><text:s/>250<text:s/></text:span><text:span text:style-name="T26_103">gigs</text:span><text:span text:style-name="T26_104"><text:s/></text:span><text:span text:style-name="T26_105">for</text:span><text:span text:style-name="T26_106"><text:s/></text:span><text:span text:style-name="T26_107">a</text:span><text:span text:style-name="T26_108"><text:s/></text:span><text:span text:style-name="T26_109">database</text:span><text:span text:style-name="T26_110"><text:s/></text:span><text:span text:style-name="T26_111">and</text:span><text:span text:style-name="T26_112"><text:s/></text:span><text:span text:style-name="T26_113">setup</text:span><text:span text:style-name="T26_114"><text:s/></text:span><text:span text:style-name="T26_115">a</text:span><text:span text:style-name="T26_116"><text:s/></text:span><text:span text:style-name="T26_117">nightly</text:span><text:span text:style-name="T26_118"><text:s/></text:span><text:span text:style-name="T26_119">python</text:span><text:span text:style-name="T26_120"><text:s/></text:span><text:span text:style-name="T26_121">script</text:span><text:span text:style-name="T26_122"><text:s/></text:span><text:span text:style-name="T26_123">to</text:span><text:span text:style-name="T26_124"><text:s/></text:span><text:span text:style-name="T26_125">populate</text:span><text:span text:style-name="T26_126"><text:s/></text:span><text:span text:style-name="T26_127">it</text:span><text:span text:style-name="T26_128"><text:s/></text:span><text:span text:style-name="T26_129">and</text:span><text:span text:style-name="T26_130"><text:s/></text:span><text:span text:style-name="T26_131">cluster</text:span><text:span text:style-name="T26_132"><text:s/></text:span><text:span text:style-name="T26_133">it</text:span><text:span text:style-name="T26_134">.<text:s/></text:span><text:span text:style-name="T26_135">In</text:span><text:span text:style-name="T26_136"><text:s/></text:span><text:span text:style-name="T26_137">fact</text:span><text:span text:style-name="T26_138"><text:s/></text:span><text:span text:style-name="T26_139">I</text:span><text:span text:style-name="T26_140">’</text:span><text:span text:style-name="T26_141">m</text:span><text:span text:style-name="T26_142"><text:s/></text:span><text:span text:style-name="T26_143">willing</text:span><text:span text:style-name="T26_144"><text:s/></text:span><text:span text:style-name="T26_145">to</text:span><text:span text:style-name="T26_146"><text:s/></text:span><text:span text:style-name="T26_147">be</text:span><text:span text:style-name="T26_148"><text:s/></text:span><text:span text:style-name="T26_149">the</text:span><text:span text:style-name="T26_150"><text:s/></text:span><text:span text:style-name="T26_151">number</text:span><text:span text:style-name="T26_152"><text:s/></text:span><text:span text:style-name="T26_153">is</text:span><text:span text:style-name="T26_154"><text:s/></text:span><text:span text:style-name="T26_155">probably</text:span><text:span text:style-name="T26_156"><text:s/></text:span><text:span text:style-name="T26_157">zero</text:span><text:span text:style-name="T26_158">.</text:span></text:p>
      <text:p text:style-name="P27"/>
      <text:p text:style-name="P28"><text:span text:style-name="T28_1">So</text:span><text:span text:style-name="T28_2"><text:s/></text:span><text:span text:style-name="T28_3">we</text:span><text:span text:style-name="T28_4"><text:s/></text:span><text:span text:style-name="T28_5">have</text:span><text:span text:style-name="T28_6"><text:s/></text:span><text:span text:style-name="T28_7">these</text:span><text:span text:style-name="T28_8"><text:s/></text:span><text:span text:style-name="T28_9">grand</text:span><text:span text:style-name="T28_10"><text:s/></text:span><text:span text:style-name="T28_11">ideas</text:span><text:span text:style-name="T28_12"><text:s/></text:span><text:span text:style-name="T28_13">of</text:span><text:span text:style-name="T28_14"><text:s/></text:span><text:span text:style-name="T28_15">making</text:span><text:span text:style-name="T28_16"><text:s/></text:span><text:span text:style-name="T28_17">this</text:span><text:span text:style-name="T28_18"><text:s/></text:span><text:span text:style-name="T28_19">independent</text:span><text:span text:style-name="T28_20"><text:s/></text:span><text:span text:style-name="T28_21">service</text:span><text:span text:style-name="T28_22"><text:s/></text:span><text:span text:style-name="T28_23">that</text:span><text:span text:style-name="T28_24"><text:s/></text:span><text:span text:style-name="T28_25">would</text:span><text:span text:style-name="T28_26"><text:s/></text:span><text:span text:style-name="T28_27">rely</text:span><text:span text:style-name="T28_28"><text:s/></text:span><text:span text:style-name="T28_29">on</text:span><text:span text:style-name="T28_30"><text:s/></text:span><text:span text:style-name="T28_31">any</text:span><text:span text:style-name="T28_32"><text:s/></text:span><text:span text:style-name="T28_33">third</text:span><text:span text:style-name="T28_34"><text:s/></text:span><text:span text:style-name="T28_35">party</text:span><text:span text:style-name="T28_36"><text:s/></text:span><text:span text:style-name="T28_37">services</text:span><text:span text:style-name="T28_38"><text:s/></text:span><text:span text:style-name="T28_39">to</text:span><text:span text:style-name="T28_40"><text:s/></text:span><text:span text:style-name="T28_41">function</text:span><text:span text:style-name="T28_42">,<text:s/></text:span><text:span text:style-name="T28_43">but</text:span><text:span text:style-name="T28_44"><text:s/></text:span><text:span text:style-name="T28_45">we</text:span><text:span text:style-name="T28_46"><text:s/></text:span><text:span text:style-name="T28_47">have</text:span><text:span text:style-name="T28_48"><text:s/></text:span><text:span text:style-name="T28_49">these</text:span><text:span text:style-name="T28_50"><text:s/></text:span><text:span text:style-name="T28_51">huge</text:span><text:span text:style-name="T28_52"><text:s/></text:span><text:span text:style-name="T28_53">hurdles</text:span><text:span text:style-name="T28_54"><text:s/></text:span><text:span text:style-name="T28_55">mainly</text:span><text:span text:style-name="T28_56"><text:s/></text:span><text:span text:style-name="T28_57">with</text:span><text:span text:style-name="T28_58"><text:s/></text:span><text:span text:style-name="T28_59">hosting</text:span><text:span text:style-name="T28_60"><text:s/></text:span><text:span text:style-name="T28_61">and</text:span><text:span text:style-name="T28_62"><text:s/></text:span><text:span text:style-name="T28_63">maintaining</text:span><text:span text:style-name="T28_64"><text:s/></text:span><text:span text:style-name="T28_65">the</text:span><text:span text:style-name="T28_66"><text:s/></text:span><text:span text:style-name="T28_67">large</text:span><text:span text:style-name="T28_68"><text:s/></text:span><text:span text:style-name="T28_69">database</text:span><text:span text:style-name="T28_70">...<text:s/></text:span><text:span text:style-name="T28_71">In</text:span><text:span text:style-name="T28_72"><text:s/></text:span><text:span text:style-name="T28_73">addition</text:span><text:span text:style-name="T28_74"><text:s/></text:span><text:span text:style-name="T28_75">to</text:span><text:span text:style-name="T28_76"><text:s/></text:span><text:span text:style-name="T28_77">that</text:span><text:span text:style-name="T28_78"><text:s/></text:span><text:span text:style-name="T28_79">we</text:span><text:span text:style-name="T28_80"><text:s/></text:span><text:span text:style-name="T28_81">came</text:span><text:span text:style-name="T28_82"><text:s/></text:span><text:span text:style-name="T28_83">across</text:span><text:span text:style-name="T28_84"><text:s/></text:span><text:span text:style-name="T28_85">other</text:span><text:span text:style-name="T28_86"><text:s/></text:span><text:span text:style-name="T28_87">issues</text:span><text:span text:style-name="T28_88"><text:s/></text:span><text:span text:style-name="T28_89">with</text:span><text:span text:style-name="T28_90"><text:s/></text:span><text:span text:style-name="T28_91">our</text:span><text:span text:style-name="T28_92"><text:s/></text:span><text:span text:style-name="T28_93">Java</text:span><text:span text:style-name="T28_94"><text:s/></text:span><text:span text:style-name="T28_95">code</text:span><text:span text:style-name="T28_96"><text:s/></text:span><text:span text:style-name="T28_97">base</text:span><text:span text:style-name="T28_98">.</text:span></text:p>
      <text:p text:style-name="P29"/>
      <text:p text:style-name="P30"><text:span text:style-name="T30_1">==========================================================</text:span></text:p>
      <text:p text:style-name="P31"><text:span text:style-name="T31_1">FRANK</text:span><text:span text:style-name="T31_2">’</text:span><text:span text:style-name="T31_3">S</text:span><text:span text:style-name="T31_4"><text:s/></text:span><text:span text:style-name="T31_5">SLIDES</text:span></text:p>
      <text:p text:style-name="P32"><text:span text:style-name="T32_1">==========================================================</text:span></text:p>
      <text:p text:style-name="P33"/>
      <text:p text:style-name="P34"><text:span text:style-name="T34_1">Limitations</text:span><text:span text:style-name="T34_2">:</text:span></text:p>
      <text:p text:style-name="P35"><text:span text:style-name="T35_1">Despite</text:span><text:span text:style-name="T35_2"><text:s/></text:span><text:span text:style-name="T35_3">finally</text:span><text:span text:style-name="T35_4"><text:s/></text:span><text:span text:style-name="T35_5">having</text:span><text:span text:style-name="T35_6"><text:s/></text:span><text:span text:style-name="T35_7">a</text:span><text:span text:style-name="T35_8"><text:s/></text:span><text:span text:style-name="T35_9">working</text:span><text:span text:style-name="T35_10"><text:s/></text:span><text:span text:style-name="T35_11">system</text:span><text:span text:style-name="T35_12"><text:s/></text:span><text:span text:style-name="T35_13">our</text:span><text:span text:style-name="T35_14"><text:s/></text:span><text:span text:style-name="T35_15">system</text:span><text:span text:style-name="T35_16"><text:s/></text:span><text:span text:style-name="T35_17">still</text:span><text:span text:style-name="T35_18"><text:s/></text:span><text:span text:style-name="T35_19">has</text:span><text:span text:style-name="T35_20"><text:s/></text:span><text:span text:style-name="T35_21">limitations</text:span><text:span text:style-name="T35_22">.</text:span></text:p>
      <text:p text:style-name="P36"/>
      <text:p text:style-name="P37"><text:span text:style-name="T37_1">Since</text:span><text:span text:style-name="T37_2"><text:s/></text:span><text:span text:style-name="T37_3">we</text:span><text:span text:style-name="T37_4"><text:s/></text:span><text:span text:style-name="T37_5">ended</text:span><text:span text:style-name="T37_6"><text:s/></text:span><text:span text:style-name="T37_7">up</text:span><text:span text:style-name="T37_8"><text:s/></text:span><text:span text:style-name="T37_9">developing</text:span><text:span text:style-name="T37_10"><text:s/></text:span><text:span text:style-name="T37_11">the</text:span><text:span text:style-name="T37_12"><text:s/></text:span><text:span text:style-name="T37_13">javascript</text:span><text:span text:style-name="T37_14"><text:s/></text:span><text:span text:style-name="T37_15">PlaceMap</text:span><text:span text:style-name="T37_16"><text:s/></text:span><text:span text:style-name="T37_17">system</text:span><text:span text:style-name="T37_18"><text:s/></text:span><text:span text:style-name="T37_19">we</text:span><text:span text:style-name="T37_20"><text:s/></text:span><text:span text:style-name="T37_21">never</text:span><text:span text:style-name="T37_22"><text:s/></text:span><text:span text:style-name="T37_23">ended</text:span><text:span text:style-name="T37_24"><text:s/></text:span><text:span text:style-name="T37_25">up</text:span><text:span text:style-name="T37_26"><text:s/></text:span><text:span text:style-name="T37_27">finishing</text:span><text:span text:style-name="T37_28"><text:s/></text:span><text:span text:style-name="T37_29">our</text:span><text:span text:style-name="T37_30"><text:s/></text:span><text:span text:style-name="T37_31">caching</text:span><text:span text:style-name="T37_32"><text:s/></text:span><text:span text:style-name="T37_33">database</text:span><text:span text:style-name="T37_34"><text:s/></text:span><text:span text:style-name="T37_35">or</text:span><text:span text:style-name="T37_36"><text:s/></text:span><text:span text:style-name="T37_37">the</text:span><text:span text:style-name="T37_38"><text:s/></text:span><text:span text:style-name="T37_39">work</text:span><text:span text:style-name="T37_40"><text:s/></text:span><text:span text:style-name="T37_41">we</text:span><text:span text:style-name="T37_42"><text:s/></text:span><text:span text:style-name="T37_43">were</text:span><text:span text:style-name="T37_44"><text:s/></text:span><text:span text:style-name="T37_45">doing</text:span><text:span text:style-name="T37_46"><text:s/></text:span><text:span text:style-name="T37_47">with</text:span><text:span text:style-name="T37_48"><text:s/></text:span><text:span text:style-name="T37_49">Open</text:span><text:span text:style-name="T37_50"><text:s/></text:span><text:span text:style-name="T37_51">Street</text:span><text:span text:style-name="T37_52"><text:s/></text:span><text:span text:style-name="T37_53">Map</text:span><text:span text:style-name="T37_54">.<text:s/></text:span><text:span text:style-name="T37_55">As</text:span><text:span text:style-name="T37_56"><text:s/></text:span><text:span text:style-name="T37_57">a</text:span><text:span text:style-name="T37_58"><text:s/></text:span><text:span text:style-name="T37_59">result</text:span><text:span text:style-name="T37_60"><text:s/></text:span><text:span text:style-name="T37_61">we</text:span><text:span text:style-name="T37_62"><text:s/></text:span><text:span text:style-name="T37_63">are</text:span><text:span text:style-name="T37_64"><text:s/></text:span><text:span text:style-name="T37_65">still</text:span><text:span text:style-name="T37_66"><text:s/></text:span><text:span text:style-name="T37_67">completely</text:span><text:span text:style-name="T37_68"><text:s/></text:span><text:span text:style-name="T37_69">dependant</text:span><text:span text:style-name="T37_70"><text:s/></text:span><text:span text:style-name="T37_71">on</text:span><text:span text:style-name="T37_72"><text:s/></text:span><text:span text:style-name="T37_73">the</text:span><text:span text:style-name="T37_74"><text:s/></text:span><text:span text:style-name="T37_75">Google</text:span><text:span text:style-name="T37_76"><text:s/></text:span><text:span text:style-name="T37_77">Maps</text:span><text:span text:style-name="T37_78"><text:s/></text:span><text:span text:style-name="T37_79">Javascript</text:span><text:span text:style-name="T37_80"><text:s/></text:span><text:span text:style-name="T37_81">API</text:span><text:span text:style-name="T37_82">.</text:span></text:p>
      <text:p text:style-name="P38"/>
      <text:p text:style-name="P39"><text:span text:style-name="T39_1">We</text:span><text:span text:style-name="T39_2">’</text:span><text:span text:style-name="T39_3">ve</text:span><text:span text:style-name="T39_4"><text:s/></text:span><text:span text:style-name="T39_5">also</text:span><text:span text:style-name="T39_6"><text:s/></text:span><text:span text:style-name="T39_7">noticed</text:span><text:span text:style-name="T39_8"><text:s/></text:span><text:span text:style-name="T39_9">that</text:span><text:span text:style-name="T39_10"><text:s/></text:span><text:span text:style-name="T39_11">Javascript</text:span><text:span text:style-name="T39_12"><text:s/></text:span><text:span text:style-name="T39_13">is</text:span><text:span text:style-name="T39_14"><text:s/></text:span><text:span text:style-name="T39_15">not</text:span><text:span text:style-name="T39_16"><text:s/></text:span><text:span text:style-name="T39_17">the</text:span><text:span text:style-name="T39_18"><text:s/></text:span><text:span text:style-name="T39_19">fastest</text:span><text:span text:style-name="T39_20"><text:s/></text:span><text:span text:style-name="T39_21">scripting</text:span><text:span text:style-name="T39_22"><text:s/></text:span><text:span text:style-name="T39_23">language</text:span><text:span text:style-name="T39_24"><text:s/></text:span><text:span text:style-name="T39_25">in</text:span><text:span text:style-name="T39_26"><text:s/></text:span><text:span text:style-name="T39_27">the</text:span><text:span text:style-name="T39_28"><text:s/></text:span><text:span text:style-name="T39_29">world</text:span><text:span text:style-name="T39_30"><text:s/></text:span><text:span text:style-name="T39_31">and</text:span><text:span text:style-name="T39_32"><text:s/></text:span><text:span text:style-name="T39_33">some</text:span><text:span text:style-name="T39_34"><text:s/></text:span><text:span text:style-name="T39_35">times</text:span><text:span text:style-name="T39_36"><text:s/></text:span><text:span text:style-name="T39_37">tends</text:span><text:span text:style-name="T39_38"><text:s/></text:span><text:span text:style-name="T39_39">to</text:span><text:span text:style-name="T39_40"><text:s/></text:span><text:span text:style-name="T39_41">lag</text:span><text:span text:style-name="T39_42"><text:s/></text:span><text:span text:style-name="T39_43">on</text:span><text:span text:style-name="T39_44"><text:s/></text:span><text:span text:style-name="T39_45">older</text:span><text:span text:style-name="T39_46"><text:s/></text:span><text:span text:style-name="T39_47">or</text:span><text:span text:style-name="T39_48"><text:s/></text:span><text:span text:style-name="T39_49">mobile</text:span><text:span text:style-name="T39_50"><text:s/></text:span><text:span text:style-name="T39_51">hardware</text:span><text:span text:style-name="T39_52">.</text:span></text:p>
      <text:p text:style-name="P40"/>
      <text:p text:style-name="P41"><text:span text:style-name="T41_1">We</text:span><text:span text:style-name="T41_2">’</text:span><text:span text:style-name="T41_3">ve</text:span><text:span text:style-name="T41_4"><text:s/></text:span><text:span text:style-name="T41_5">set</text:span><text:span text:style-name="T41_6"><text:s/></text:span><text:span text:style-name="T41_7">a</text:span><text:span text:style-name="T41_8"><text:s/></text:span><text:span text:style-name="T41_9">max</text:span><text:span text:style-name="T41_10"><text:s/></text:span><text:span text:style-name="T41_11">number</text:span><text:span text:style-name="T41_12"><text:s/></text:span><text:span text:style-name="T41_13">of</text:span><text:span text:style-name="T41_14"><text:s/></text:span><text:span text:style-name="T41_15">points</text:span><text:span text:style-name="T41_16"><text:s/></text:span><text:span text:style-name="T41_17">of</text:span><text:span text:style-name="T41_18"><text:s/></text:span><text:span text:style-name="T41_19">interest</text:span><text:span text:style-name="T41_20">.<text:s/></text:span><text:span text:style-name="T41_21">This</text:span><text:span text:style-name="T41_22"><text:s/></text:span><text:span text:style-name="T41_23">was</text:span><text:span text:style-name="T41_24"><text:s/></text:span><text:span text:style-name="T41_25">to</text:span><text:span text:style-name="T41_26"><text:s/></text:span><text:span text:style-name="T41_27">prevent</text:span><text:span text:style-name="T41_28"><text:s/></text:span><text:span text:style-name="T41_29">the</text:span><text:span text:style-name="T41_30"><text:s/></text:span><text:span text:style-name="T41_31">Javascript</text:span><text:span text:style-name="T41_32"><text:s/></text:span><text:span text:style-name="T41_33">from</text:span><text:span text:style-name="T41_34"><text:s/></text:span><text:span text:style-name="T41_35">running</text:span><text:span text:style-name="T41_36"><text:s/></text:span><text:span text:style-name="T41_37">to</text:span><text:span text:style-name="T41_38"><text:s/></text:span><text:span text:style-name="T41_39">slow</text:span><text:span text:style-name="T41_40"><text:s/></text:span><text:span text:style-name="T41_41">when</text:span><text:span text:style-name="T41_42"><text:s/></text:span><text:span text:style-name="T41_43">processing</text:span><text:span text:style-name="T41_44"><text:s/></text:span><text:span text:style-name="T41_45">long</text:span><text:span text:style-name="T41_46"><text:s/></text:span><text:span text:style-name="T41_47">routes</text:span><text:span text:style-name="T41_48">.</text:span></text:p>
      <text:p text:style-name="P42"/>
      <text:p text:style-name="P43"><text:span text:style-name="T43_1">We</text:span><text:span text:style-name="T43_2">’</text:span><text:span text:style-name="T43_3">ve</text:span><text:span text:style-name="T43_4"><text:s/></text:span><text:span text:style-name="T43_5">also</text:span><text:span text:style-name="T43_6"><text:s/></text:span><text:span text:style-name="T43_7">noticed</text:span><text:span text:style-name="T43_8"><text:s/></text:span><text:span text:style-name="T43_9">skipped</text:span><text:span text:style-name="T43_10"><text:s/></text:span><text:span text:style-name="T43_11">places</text:span><text:span text:style-name="T43_12"><text:s/></text:span><text:span text:style-name="T43_13">and</text:span><text:span text:style-name="T43_14"><text:s/></text:span><text:span text:style-name="T43_15">duplicate</text:span><text:span text:style-name="T43_16"><text:s/></text:span><text:span text:style-name="T43_17">places</text:span><text:span text:style-name="T43_18"><text:s/></text:span><text:span text:style-name="T43_19">in</text:span><text:span text:style-name="T43_20"><text:s/></text:span><text:span text:style-name="T43_21">the</text:span><text:span text:style-name="T43_22"><text:s/></text:span><text:span text:style-name="T43_23">point</text:span><text:span text:style-name="T43_24"><text:s/></text:span><text:span text:style-name="T43_25">of</text:span><text:span text:style-name="T43_26"><text:s/></text:span><text:span text:style-name="T43_27">interest</text:span><text:span text:style-name="T43_28"><text:s/></text:span><text:span text:style-name="T43_29">search</text:span><text:span text:style-name="T43_30"><text:s/></text:span><text:span text:style-name="T43_31">results</text:span><text:span text:style-name="T43_32">.<text:s/></text:span><text:span text:style-name="T43_33">This</text:span><text:span text:style-name="T43_34"><text:s/></text:span></text:p>
      <text:p text:style-name="P44"/>
      <text:p text:style-name="P45"/>
      <text:p text:style-name="P46"/>
      <text:p text:style-name="P47"><text:span text:style-name="T47_1">==========================================================</text:span></text:p>
      <text:p text:style-name="P48"><text:span text:style-name="T48_1">Future</text:span><text:span text:style-name="T48_2"><text:s/></text:span><text:span text:style-name="T48_3">Improvements</text:span><text:span text:style-name="T48_4">:</text:span></text:p>
      <text:p text:style-name="P49"/>
      <text:p text:style-name="P50"><text:span text:style-name="T50_1">If</text:span><text:span text:style-name="T50_2"><text:s/></text:span><text:span text:style-name="T50_3">we</text:span><text:span text:style-name="T50_4"><text:s/></text:span><text:span text:style-name="T50_5">had</text:span><text:span text:style-name="T50_6"><text:s/></text:span><text:span text:style-name="T50_7">more</text:span><text:span text:style-name="T50_8"><text:s/></text:span><text:span text:style-name="T50_9">time</text:span><text:span text:style-name="T50_10"><text:s/></text:span><text:span text:style-name="T50_11">to</text:span><text:span text:style-name="T50_12"><text:s/></text:span><text:span text:style-name="T50_13">develop</text:span><text:span text:style-name="T50_14"><text:s/></text:span><text:span text:style-name="T50_15">PlaceMap</text:span><text:span text:style-name="T50_16"><text:s/></text:span><text:span text:style-name="T50_17">we</text:span><text:span text:style-name="T50_18">’</text:span><text:span text:style-name="T50_19">d</text:span><text:span text:style-name="T50_20"><text:s/></text:span><text:span text:style-name="T50_21">like</text:span><text:span text:style-name="T50_22"><text:s/></text:span><text:span text:style-name="T50_23">to</text:span><text:span text:style-name="T50_24"><text:s/></text:span><text:span text:style-name="T50_25">add</text:span><text:span text:style-name="T50_26"><text:s/></text:span><text:span text:style-name="T50_27">an</text:span><text:span text:style-name="T50_28"><text:s/></text:span><text:span text:style-name="T50_29">additional</text:span><text:span text:style-name="T50_30"><text:s/></text:span><text:span text:style-name="T50_31">options</text:span><text:span text:style-name="T50_32"><text:s/></text:span><text:span text:style-name="T50_33">tab</text:span><text:span text:style-name="T50_34"><text:s/></text:span><text:span text:style-name="T50_35">that</text:span><text:span text:style-name="T50_36">’</text:span><text:span text:style-name="T50_37">ll</text:span><text:span text:style-name="T50_38"><text:s/></text:span><text:span text:style-name="T50_39">allow</text:span><text:span text:style-name="T50_40"><text:s/></text:span><text:span text:style-name="T50_41">the</text:span><text:span text:style-name="T50_42"><text:s/></text:span><text:span text:style-name="T50_43">user</text:span><text:span text:style-name="T50_44"><text:s/></text:span><text:span text:style-name="T50_45">to</text:span><text:span text:style-name="T50_46"><text:s/></text:span><text:span text:style-name="T50_47">change</text:span><text:span text:style-name="T50_48"><text:s/></text:span><text:span text:style-name="T50_49">the</text:span><text:span text:style-name="T50_50"><text:s/></text:span><text:span text:style-name="T50_51">search</text:span><text:span text:style-name="T50_52"><text:s/></text:span><text:span text:style-name="T50_53">radius</text:span><text:span text:style-name="T50_54"><text:s/></text:span><text:span text:style-name="T50_55">for</text:span><text:span text:style-name="T50_56"><text:s/></text:span><text:span text:style-name="T50_57">the</text:span><text:span text:style-name="T50_58"><text:s/></text:span><text:span text:style-name="T50_59">Points</text:span><text:span text:style-name="T50_60"><text:s/></text:span><text:span text:style-name="T50_61">of</text:span><text:span text:style-name="T50_62"><text:s/></text:span><text:span text:style-name="T50_63">Interest</text:span><text:span text:style-name="T50_64">,<text:s/></text:span><text:span text:style-name="T50_65">the</text:span><text:span text:style-name="T50_66"><text:s/></text:span><text:span text:style-name="T50_67">max</text:span><text:span text:style-name="T50_68"><text:s/></text:span><text:span text:style-name="T50_69">number</text:span><text:span text:style-name="T50_70"><text:s/></text:span><text:span text:style-name="T50_71">of</text:span><text:span text:style-name="T50_72"><text:s/></text:span><text:span text:style-name="T50_73">points</text:span><text:span text:style-name="T50_74"><text:s/></text:span><text:span text:style-name="T50_75">of</text:span><text:span text:style-name="T50_76"><text:s/></text:span><text:span text:style-name="T50_77">interest</text:span><text:span text:style-name="T50_78">,<text:s/></text:span><text:span text:style-name="T50_79">and</text:span><text:span text:style-name="T50_80"><text:s/></text:span><text:span text:style-name="T50_81">how</text:span><text:span text:style-name="T50_82"><text:s/></text:span><text:span text:style-name="T50_83">frequently</text:span><text:span text:style-name="T50_84"><text:s/></text:span><text:span text:style-name="T50_85">along</text:span><text:span text:style-name="T50_86"><text:s/></text:span><text:span text:style-name="T50_87">the</text:span><text:span text:style-name="T50_88"><text:s/></text:span><text:span text:style-name="T50_89">route</text:span><text:span text:style-name="T50_90"><text:s/></text:span><text:span text:style-name="T50_91">the</text:span><text:span text:style-name="T50_92"><text:s/></text:span><text:span text:style-name="T50_93">system</text:span><text:span text:style-name="T50_94"><text:s/></text:span><text:span text:style-name="T50_95">searches</text:span><text:span text:style-name="T50_96"><text:s/></text:span><text:span text:style-name="T50_97">for</text:span><text:span text:style-name="T50_98"><text:s/></text:span><text:span text:style-name="T50_99">points</text:span><text:span text:style-name="T50_100"><text:s/></text:span><text:span text:style-name="T50_101">of</text:span><text:span text:style-name="T50_102"><text:s/></text:span><text:span text:style-name="T50_103">interest</text:span><text:span text:style-name="T50_104">.</text:span></text:p>
      <text:p text:style-name="P51"/>
      <text:p text:style-name="P52"><text:span text:style-name="T52_1">There</text:span><text:span text:style-name="T52_2"><text:s/></text:span><text:span text:style-name="T52_3">would</text:span><text:span text:style-name="T52_4"><text:s/></text:span><text:span text:style-name="T52_5">also</text:span><text:span text:style-name="T52_6"><text:s/></text:span><text:span text:style-name="T52_7">be</text:span><text:span text:style-name="T52_8"><text:s/></text:span><text:span text:style-name="T52_9">the</text:span><text:span text:style-name="T52_10"><text:s/></text:span><text:span text:style-name="T52_11">option</text:span><text:span text:style-name="T52_12"><text:s/></text:span><text:span text:style-name="T52_13">to</text:span><text:span text:style-name="T52_14"><text:s/></text:span><text:span text:style-name="T52_15">alter</text:span><text:span text:style-name="T52_16"><text:s/></text:span><text:span text:style-name="T52_17">the</text:span><text:span text:style-name="T52_18"><text:s/></text:span><text:span text:style-name="T52_19">route</text:span><text:span text:style-name="T52_20"><text:s/></text:span><text:span text:style-name="T52_21">to</text:span><text:span text:style-name="T52_22"><text:s/></text:span><text:span text:style-name="T52_23">add</text:span><text:span text:style-name="T52_24"><text:s/></text:span><text:span text:style-name="T52_25">points</text:span><text:span text:style-name="T52_26"><text:s/></text:span><text:span text:style-name="T52_27">of</text:span><text:span text:style-name="T52_28"><text:s/></text:span><text:span text:style-name="T52_29">interest</text:span><text:span text:style-name="T52_30"><text:s/></text:span><text:span text:style-name="T52_31">along</text:span><text:span text:style-name="T52_32"><text:s/></text:span><text:span text:style-name="T52_33">the</text:span><text:span text:style-name="T52_34"><text:s/></text:span><text:span text:style-name="T52_35">way</text:span><text:span text:style-name="T52_36">.</text:span></text:p>
      <text:p text:style-name="P53"/>
      <text:p text:style-name="P54"><text:span text:style-name="T54_1">In</text:span><text:span text:style-name="T54_2"><text:s/></text:span><text:span text:style-name="T54_3">the</text:span><text:span text:style-name="T54_4"><text:s/></text:span><text:span text:style-name="T54_5">code</text:span><text:span text:style-name="T54_6"><text:s/></text:span><text:span text:style-name="T54_7">base</text:span><text:span text:style-name="T54_8"><text:s/></text:span><text:span text:style-name="T54_9">change</text:span><text:span text:style-name="T54_10"><text:s/></text:span><text:span text:style-name="T54_11">we</text:span><text:span text:style-name="T54_12"><text:s/></text:span><text:span text:style-name="T54_13">lost</text:span><text:span text:style-name="T54_14"><text:s/></text:span><text:span text:style-name="T54_15">all</text:span><text:span text:style-name="T54_16"><text:s/></text:span><text:span text:style-name="T54_17">work</text:span><text:span text:style-name="T54_18"><text:s/></text:span><text:span text:style-name="T54_19">on</text:span><text:span text:style-name="T54_20"><text:s/></text:span><text:span text:style-name="T54_21">making</text:span><text:span text:style-name="T54_22"><text:s/></text:span><text:span text:style-name="T54_23">our</text:span><text:span text:style-name="T54_24"><text:s/></text:span><text:span text:style-name="T54_25">system</text:span><text:span text:style-name="T54_26"><text:s/></text:span><text:span text:style-name="T54_27">run</text:span><text:span text:style-name="T54_28"><text:s/></text:span><text:span text:style-name="T54_29">independent</text:span><text:span text:style-name="T54_30"><text:s/></text:span><text:span text:style-name="T54_31">of</text:span><text:span text:style-name="T54_32"><text:s/></text:span><text:span text:style-name="T54_33">third</text:span><text:span text:style-name="T54_34"><text:s/></text:span><text:span text:style-name="T54_35">party</text:span><text:span text:style-name="T54_36"><text:s/></text:span><text:span text:style-name="T54_37">services</text:span><text:span text:style-name="T54_38">,<text:s/></text:span><text:span text:style-name="T54_39">but</text:span><text:span text:style-name="T54_40"><text:s/></text:span><text:span text:style-name="T54_41">with</text:span><text:span text:style-name="T54_42"><text:s/></text:span><text:span text:style-name="T54_43">more</text:span><text:span text:style-name="T54_44"><text:s/></text:span><text:span text:style-name="T54_45">time</text:span><text:span text:style-name="T54_46"><text:s/></text:span><text:span text:style-name="T54_47">we</text:span><text:span text:style-name="T54_48"><text:s/></text:span><text:span text:style-name="T54_49">could</text:span><text:span text:style-name="T54_50"><text:s/></text:span><text:span text:style-name="T54_51">add</text:span><text:span text:style-name="T54_52"><text:s/></text:span><text:span text:style-name="T54_53">more</text:span><text:span text:style-name="T54_54"><text:s/></text:span><text:span text:style-name="T54_55">point</text:span><text:span text:style-name="T54_56"><text:s/></text:span><text:span text:style-name="T54_57">of</text:span><text:span text:style-name="T54_58"><text:s/></text:span><text:span text:style-name="T54_59">interest</text:span><text:span text:style-name="T54_60"><text:s/></text:span><text:span text:style-name="T54_61">data</text:span><text:span text:style-name="T54_62"><text:s/></text:span><text:span text:style-name="T54_63">sources</text:span><text:span text:style-name="T54_64"><text:s/></text:span><text:span text:style-name="T54_65">that</text:span><text:span text:style-name="T54_66"><text:s/></text:span><text:span text:style-name="T54_67">would</text:span><text:span text:style-name="T54_68"><text:s/></text:span><text:span text:style-name="T54_69">better</text:span><text:span text:style-name="T54_70"><text:s/></text:span><text:span text:style-name="T54_71">the</text:span><text:span text:style-name="T54_72"><text:s/></text:span><text:span text:style-name="T54_73">results</text:span><text:span text:style-name="T54_74"><text:s/></text:span><text:span text:style-name="T54_75">and</text:span><text:span text:style-name="T54_76"><text:s/></text:span><text:span text:style-name="T54_77">not</text:span><text:span text:style-name="T54_78"><text:s/></text:span><text:span text:style-name="T54_79">limit</text:span><text:span text:style-name="T54_80"><text:s/></text:span><text:span text:style-name="T54_81">us</text:span><text:span text:style-name="T54_82"><text:s/></text:span><text:span text:style-name="T54_83">to</text:span><text:span text:style-name="T54_84"><text:s/></text:span><text:span text:style-name="T54_85">just</text:span><text:span text:style-name="T54_86"><text:s/></text:span><text:span text:style-name="T54_87">the</text:span><text:span text:style-name="T54_88"><text:s/></text:span><text:span text:style-name="T54_89">google</text:span><text:span text:style-name="T54_90"><text:s/></text:span><text:span text:style-name="T54_91">places</text:span><text:span text:style-name="T54_92"><text:s/></text:span><text:span text:style-name="T54_93">results</text:span><text:span text:style-name="T54_9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0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